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0.02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58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1.38mm"/>
    </style:style>
    <style:style style:name="co8" style:family="table-column">
      <style:table-column-properties fo:break-before="auto" style:column-width="25.33mm"/>
    </style:style>
    <style:style style:name="co9" style:family="table-column">
      <style:table-column-properties fo:break-before="auto" style:column-width="30.83mm"/>
    </style:style>
    <style:style style:name="co10" style:family="table-column">
      <style:table-column-properties fo:break-before="auto" style:column-width="3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PC" table:style-name="ta1">
        <table:shapes>
          <draw:frame draw:z-index="0" draw:style-name="gr1" draw:text-style-name="P1" svg:width="210mm" svg:height="100mm" svg:x="68.84mm" svg:y="143.62mm">
            <draw:object draw:notify-on-update-of-ranges="IPC.E21:IPC.X21 IPC.D22:IPC.D22 IPC.E22:IPC.X22 IPC.D23:IPC.D23 IPC.E23:IPC.X23 IPC.D24:IPC.D24 IPC.E24:IPC.X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3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im_IPC data from 1 to 4 ( INT )</text:p>
          </table:table-cell>
          <table:table-cell table:number-columns-repeated="8"/>
          <table:table-cell office:value-type="string" calcext:value-type="string">
            <text:p>get sim_IPC data from 1 to 4 ( FP )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GGRESSIVE</text:p>
          </table:table-cell>
          <table:table-cell office:value-type="float" office:value="2.1909" calcext:value-type="float">
            <text:p>2.1909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82" calcext:value-type="float">
            <text:p>2.1382</text:p>
          </table:table-cell>
          <table:table-cell office:value-type="float" office:value="1.3176" calcext:value-type="float">
            <text:p>1.3176</text:p>
          </table:table-cell>
          <table:table-cell office:value-type="float" office:value="0.7791" calcext:value-type="float">
            <text:p>0.7791</text:p>
          </table:table-cell>
          <table:table-cell office:value-type="float" office:value="1.6024" calcext:value-type="float">
            <text:p>1.6024</text:p>
          </table:table-cell>
          <table:table-cell office:value-type="float" office:value="2.7023" calcext:value-type="float">
            <text:p>2.7023</text:p>
          </table:table-cell>
          <table:table-cell office:value-type="float" office:value="0.5789" calcext:value-type="float">
            <text:p>0.5789</text:p>
          </table:table-cell>
          <table:table-cell office:value-type="float" office:value="3.8531" calcext:value-type="float">
            <text:p>3.8531</text:p>
          </table:table-cell>
          <table:table-cell office:value-type="float" office:value="4.4811" calcext:value-type="float">
            <text:p>4.4811</text:p>
          </table:table-cell>
          <table:table-cell office:value-type="float" office:value="3.6206" calcext:value-type="float">
            <text:p>3.6206</text:p>
          </table:table-cell>
          <table:table-cell office:value-type="float" office:value="3.8839" calcext:value-type="float">
            <text:p>3.8839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69" calcext:value-type="float">
            <text:p>5.1869</text:p>
          </table:table-cell>
          <table:table-cell office:value-type="float" office:value="3.1449" calcext:value-type="float">
            <text:p>3.1449</text:p>
          </table:table-cell>
          <table:table-cell office:value-type="float" office:value="2.0664" calcext:value-type="float">
            <text:p>2.0664</text:p>
          </table:table-cell>
          <table:table-cell office:value-type="float" office:value="4.2762" calcext:value-type="float">
            <text:p>4.2762</text:p>
          </table:table-cell>
          <table:table-cell office:value-type="float" office:value="4.0474" calcext:value-type="float">
            <text:p>4.04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office:value-type="float" office:value="2.147" calcext:value-type="float">
            <text:p>2.147</text:p>
          </table:table-cell>
          <table:table-cell office:value-type="float" office:value="3.2548" calcext:value-type="float">
            <text:p>3.2548</text:p>
          </table:table-cell>
          <table:table-cell office:value-type="float" office:value="2.0769" calcext:value-type="float">
            <text:p>2.0769</text:p>
          </table:table-cell>
          <table:table-cell office:value-type="float" office:value="1.2886" calcext:value-type="float">
            <text:p>1.2886</text:p>
          </table:table-cell>
          <table:table-cell office:value-type="float" office:value="0.7784" calcext:value-type="float">
            <text:p>0.7784</text:p>
          </table:table-cell>
          <table:table-cell office:value-type="float" office:value="1.5676" calcext:value-type="float">
            <text:p>1.5676</text:p>
          </table:table-cell>
          <table:table-cell office:value-type="float" office:value="2.7257" calcext:value-type="float">
            <text:p>2.7257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17" calcext:value-type="float">
            <text:p>3.8517</text:p>
          </table:table-cell>
          <table:table-cell office:value-type="float" office:value="4.4696" calcext:value-type="float">
            <text:p>4.4696</text:p>
          </table:table-cell>
          <table:table-cell office:value-type="float" office:value="3.6295" calcext:value-type="float">
            <text:p>3.6295</text:p>
          </table:table-cell>
          <table:table-cell office:value-type="float" office:value="3.8636" calcext:value-type="float">
            <text:p>3.8636</text:p>
          </table:table-cell>
          <table:table-cell office:value-type="float" office:value="2.816" calcext:value-type="float">
            <text:p>2.816</text:p>
          </table:table-cell>
          <table:table-cell office:value-type="float" office:value="5.2649" calcext:value-type="float">
            <text:p>5.2649</text:p>
          </table:table-cell>
          <table:table-cell office:value-type="float" office:value="3.2086" calcext:value-type="float">
            <text:p>3.2086</text:p>
          </table:table-cell>
          <table:table-cell office:value-type="float" office:value="2.0516" calcext:value-type="float">
            <text:p>2.0516</text:p>
          </table:table-cell>
          <table:table-cell office:value-type="float" office:value="4.2597" calcext:value-type="float">
            <text:p>4.2597</text:p>
          </table:table-cell>
          <table:table-cell office:value-type="float" office:value="4.0792" calcext:value-type="float">
            <text:p>4.07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office:value-type="float" office:value="2.1917" calcext:value-type="float">
            <text:p>2.1917</text:p>
          </table:table-cell>
          <table:table-cell office:value-type="float" office:value="3.3361" calcext:value-type="float">
            <text:p>3.3361</text:p>
          </table:table-cell>
          <table:table-cell office:value-type="float" office:value="2.1358" calcext:value-type="float">
            <text:p>2.1358</text:p>
          </table:table-cell>
          <table:table-cell office:value-type="float" office:value="1.3177" calcext:value-type="float">
            <text:p>1.3177</text:p>
          </table:table-cell>
          <table:table-cell office:value-type="float" office:value="0.7786" calcext:value-type="float">
            <text:p>0.7786</text:p>
          </table:table-cell>
          <table:table-cell office:value-type="float" office:value="1.6002" calcext:value-type="float">
            <text:p>1.6002</text:p>
          </table:table-cell>
          <table:table-cell office:value-type="float" office:value="2.709" calcext:value-type="float">
            <text:p>2.709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25" calcext:value-type="float">
            <text:p>3.8525</text:p>
          </table:table-cell>
          <table:table-cell office:value-type="float" office:value="4.47" calcext:value-type="float">
            <text:p>4.47</text:p>
          </table:table-cell>
          <table:table-cell office:value-type="float" office:value="3.6284" calcext:value-type="float">
            <text:p>3.6284</text:p>
          </table:table-cell>
          <table:table-cell office:value-type="float" office:value="3.8771" calcext:value-type="float">
            <text:p>3.8771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1" calcext:value-type="float">
            <text:p>5.2661</text:p>
          </table:table-cell>
          <table:table-cell office:value-type="float" office:value="3.2083" calcext:value-type="float">
            <text:p>3.2083</text:p>
          </table:table-cell>
          <table:table-cell office:value-type="float" office:value="2.0663" calcext:value-type="float">
            <text:p>2.0663</text:p>
          </table:table-cell>
          <table:table-cell office:value-type="float" office:value="4.2598" calcext:value-type="float">
            <text:p>4.2598</text:p>
          </table:table-cell>
          <table:table-cell office:value-type="float" office:value="4.0725" calcext:value-type="float">
            <text:p>4.0725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性能</text:p>
          </table:table-cell>
          <table:table-cell office:value-type="string" calcext:value-type="string">
            <text:p>B(=A/A_BASE)</text:p>
          </table:table-cell>
          <table:table-cell/>
          <table:table-cell office:value-type="string" calcext:value-type="string">
            <text:p>AGGRESSIVE</text:p>
          </table:table-cell>
          <table:table-cell table:formula="of:=[.E9]/[.E$8]" office:value-type="float" office:value="1.01665893271462" calcext:value-type="float">
            <text:p>1.01665893271462</text:p>
          </table:table-cell>
          <table:table-cell table:formula="of:=[.F9]/[.F$8]" office:value-type="float" office:value="1.02688386049787" calcext:value-type="float">
            <text:p>1.02688386049787</text:p>
          </table:table-cell>
          <table:table-cell table:formula="of:=[.G9]/[.G$8]" office:value-type="float" office:value="1.02788193442938" calcext:value-type="float">
            <text:p>1.02788193442938</text:p>
          </table:table-cell>
          <table:table-cell table:formula="of:=[.H9]/[.H$8]" office:value-type="float" office:value="1.00228206298494" calcext:value-type="float">
            <text:p>1.00228206298494</text:p>
          </table:table-cell>
          <table:table-cell table:formula="of:=[.I9]/[.I$8]" office:value-type="float" office:value="1.00167138081769" calcext:value-type="float">
            <text:p>1.00167138081769</text:p>
          </table:table-cell>
          <table:table-cell table:formula="of:=[.J9]/[.J$8]" office:value-type="float" office:value="1.00583767497332" calcext:value-type="float">
            <text:p>1.00583767497332</text:p>
          </table:table-cell>
          <table:table-cell table:formula="of:=[.K9]/[.K$8]" office:value-type="float" office:value="0.963283784265498" calcext:value-type="float">
            <text:p>0.963283784265498</text:p>
          </table:table-cell>
          <table:table-cell table:formula="of:=[.L9]/[.L$8]" office:value-type="float" office:value="0.98653715064758" calcext:value-type="float">
            <text:p>0.98653715064758</text:p>
          </table:table-cell>
          <table:table-cell table:formula="of:=[.M9]/[.M$8]" office:value-type="float" office:value="1.00605759941513" calcext:value-type="float">
            <text:p>1.00605759941513</text:p>
          </table:table-cell>
          <table:table-cell table:formula="of:=[.N9]/[.N$8]" office:value-type="float" office:value="1.00317893841367" calcext:value-type="float">
            <text:p>1.00317893841367</text:p>
          </table:table-cell>
          <table:table-cell table:formula="of:=[.O9]/[.O$8]" office:value-type="float" office:value="0.988559726962457" calcext:value-type="float">
            <text:p>0.988559726962457</text:p>
          </table:table-cell>
          <table:table-cell table:formula="of:=[.P9]/[.P$8]" office:value-type="float" office:value="1.01153766017293" calcext:value-type="float">
            <text:p>1.01153766017293</text:p>
          </table:table-cell>
          <table:table-cell table:formula="of:=[.Q9]/[.Q$8]" office:value-type="float" office:value="1.00116764560187" calcext:value-type="float">
            <text:p>1.00116764560187</text:p>
          </table:table-cell>
          <table:table-cell table:formula="of:=[.R9]/[.R$8]" office:value-type="float" office:value="0.990755066567341" calcext:value-type="float">
            <text:p>0.990755066567341</text:p>
          </table:table-cell>
          <table:table-cell table:formula="of:=[.S9]/[.S$8]" office:value-type="float" office:value="0.982658417697788" calcext:value-type="float">
            <text:p>0.982658417697788</text:p>
          </table:table-cell>
          <table:table-cell table:formula="of:=[.T9]/[.T$8]" office:value-type="float" office:value="0.999564649542882" calcext:value-type="float">
            <text:p>0.999564649542882</text:p>
          </table:table-cell>
          <table:table-cell table:formula="of:=[.U9]/[.U$8]" office:value-type="float" office:value="1.00302582506509" calcext:value-type="float">
            <text:p>1.00302582506509</text:p>
          </table:table-cell>
          <table:table-cell table:formula="of:=[.V9]/[.V$8]" office:value-type="float" office:value="0.996871998226644" calcext:value-type="float">
            <text:p>0.996871998226644</text:p>
          </table:table-cell>
          <table:table-cell/>
          <table:table-cell table:formula="of:=GEOMEAN([.E14:.V14])" office:value-type="float" office:value="1.00068780979076" calcext:value-type="float">
            <text:p>1.0006878097907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[.E10]/[.E$8]" office:value-type="float" office:value="0.996287703016241" calcext:value-type="float">
            <text:p>0.996287703016241</text:p>
          </table:table-cell>
          <table:table-cell table:formula="of:=[.F10]/[.F$8]" office:value-type="float" office:value="0.996601243148902" calcext:value-type="float">
            <text:p>0.996601243148902</text:p>
          </table:table-cell>
          <table:table-cell table:formula="of:=[.G10]/[.G$8]" office:value-type="float" office:value="0.99841361407557" calcext:value-type="float">
            <text:p>0.99841361407557</text:p>
          </table:table-cell>
          <table:table-cell table:formula="of:=[.H10]/[.H$8]" office:value-type="float" office:value="0.980222120797201" calcext:value-type="float">
            <text:p>0.980222120797201</text:p>
          </table:table-cell>
          <table:table-cell table:formula="of:=[.I10]/[.I$8]" office:value-type="float" office:value="1.00077140653124" calcext:value-type="float">
            <text:p>1.00077140653124</text:p>
          </table:table-cell>
          <table:table-cell table:formula="of:=[.J10]/[.J$8]" office:value-type="float" office:value="0.983993471847342" calcext:value-type="float">
            <text:p>0.983993471847342</text:p>
          </table:table-cell>
          <table:table-cell table:formula="of:=[.K10]/[.K$8]" office:value-type="float" office:value="0.971625138131394" calcext:value-type="float">
            <text:p>0.971625138131394</text:p>
          </table:table-cell>
          <table:table-cell table:formula="of:=[.L10]/[.L$8]" office:value-type="float" office:value="0.999488752556237" calcext:value-type="float">
            <text:p>0.999488752556237</text:p>
          </table:table-cell>
          <table:table-cell table:formula="of:=[.M10]/[.M$8]" office:value-type="float" office:value="1.00569205462284" calcext:value-type="float">
            <text:p>1.00569205462284</text:p>
          </table:table-cell>
          <table:table-cell table:formula="of:=[.N10]/[.N$8]" office:value-type="float" office:value="1.0006044460364" calcext:value-type="float">
            <text:p>1.0006044460364</text:p>
          </table:table-cell>
          <table:table-cell table:formula="of:=[.O10]/[.O$8]" office:value-type="float" office:value="0.99098976109215" calcext:value-type="float">
            <text:p>0.99098976109215</text:p>
          </table:table-cell>
          <table:table-cell table:formula="of:=[.P10]/[.P$8]" office:value-type="float" office:value="1.00625065110949" calcext:value-type="float">
            <text:p>1.00625065110949</text:p>
          </table:table-cell>
          <table:table-cell table:formula="of:=[.Q10]/[.Q$8]" office:value-type="float" office:value="0.996390913594225" calcext:value-type="float">
            <text:p>0.996390913594225</text:p>
          </table:table-cell>
          <table:table-cell table:formula="of:=[.R10]/[.R$8]" office:value-type="float" office:value="1.00565392623154" calcext:value-type="float">
            <text:p>1.00565392623154</text:p>
          </table:table-cell>
          <table:table-cell table:formula="of:=[.S10]/[.S$8]" office:value-type="float" office:value="1.00256217972753" calcext:value-type="float">
            <text:p>1.00256217972753</text:p>
          </table:table-cell>
          <table:table-cell table:formula="of:=[.T10]/[.T$8]" office:value-type="float" office:value="0.992405553136942" calcext:value-type="float">
            <text:p>0.992405553136942</text:p>
          </table:table-cell>
          <table:table-cell table:formula="of:=[.U10]/[.U$8]" office:value-type="float" office:value="0.999155583702765" calcext:value-type="float">
            <text:p>0.999155583702765</text:p>
          </table:table-cell>
          <table:table-cell table:formula="of:=[.V10]/[.V$8]" office:value-type="float" office:value="1.00470431762764" calcext:value-type="float">
            <text:p>1.00470431762764</text:p>
          </table:table-cell>
          <table:table-cell/>
          <table:table-cell table:formula="of:=GEOMEAN([.E15:.V15])" office:value-type="float" office:value="0.996169449975208" calcext:value-type="float">
            <text:p>0.99616944997520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[.E11]/[.E$8]" office:value-type="float" office:value="1.01703016241299" calcext:value-type="float">
            <text:p>1.01703016241299</text:p>
          </table:table-cell>
          <table:table-cell table:formula="of:=[.F11]/[.F$8]" office:value-type="float" office:value="1.02149484062586" calcext:value-type="float">
            <text:p>1.02149484062586</text:p>
          </table:table-cell>
          <table:table-cell table:formula="of:=[.G11]/[.G$8]" office:value-type="float" office:value="1.02672819921161" calcext:value-type="float">
            <text:p>1.02672819921161</text:p>
          </table:table-cell>
          <table:table-cell table:formula="of:=[.H11]/[.H$8]" office:value-type="float" office:value="1.0023581317511" calcext:value-type="float">
            <text:p>1.0023581317511</text:p>
          </table:table-cell>
          <table:table-cell table:formula="of:=[.I11]/[.I$8]" office:value-type="float" office:value="1.00102854204166" calcext:value-type="float">
            <text:p>1.00102854204166</text:p>
          </table:table-cell>
          <table:table-cell table:formula="of:=[.J11]/[.J$8]" office:value-type="float" office:value="1.00445671960329" calcext:value-type="float">
            <text:p>1.00445671960329</text:p>
          </table:table-cell>
          <table:table-cell table:formula="of:=[.K11]/[.K$8]" office:value-type="float" office:value="0.96567212062881" calcext:value-type="float">
            <text:p>0.96567212062881</text:p>
          </table:table-cell>
          <table:table-cell table:formula="of:=[.L11]/[.L$8]" office:value-type="float" office:value="0.999488752556237" calcext:value-type="float">
            <text:p>0.999488752556237</text:p>
          </table:table-cell>
          <table:table-cell table:formula="of:=[.M11]/[.M$8]" office:value-type="float" office:value="1.00590093736129" calcext:value-type="float">
            <text:p>1.00590093736129</text:p>
          </table:table-cell>
          <table:table-cell table:formula="of:=[.N11]/[.N$8]" office:value-type="float" office:value="1.00069399359735" calcext:value-type="float">
            <text:p>1.00069399359735</text:p>
          </table:table-cell>
          <table:table-cell table:formula="of:=[.O11]/[.O$8]" office:value-type="float" office:value="0.990689419795222" calcext:value-type="float">
            <text:p>0.990689419795222</text:p>
          </table:table-cell>
          <table:table-cell table:formula="of:=[.P11]/[.P$8]" office:value-type="float" office:value="1.00976664235858" calcext:value-type="float">
            <text:p>1.00976664235858</text:p>
          </table:table-cell>
          <table:table-cell table:formula="of:=[.Q11]/[.Q$8]" office:value-type="float" office:value="1.00116764560187" calcext:value-type="float">
            <text:p>1.00116764560187</text:p>
          </table:table-cell>
          <table:table-cell table:formula="of:=[.R11]/[.R$8]" office:value-type="float" office:value="1.00588313945715" calcext:value-type="float">
            <text:p>1.00588313945715</text:p>
          </table:table-cell>
          <table:table-cell table:formula="of:=[.S11]/[.S$8]" office:value-type="float" office:value="1.00246844144482" calcext:value-type="float">
            <text:p>1.00246844144482</text:p>
          </table:table-cell>
          <table:table-cell table:formula="of:=[.T11]/[.T$8]" office:value-type="float" office:value="0.999516277269869" calcext:value-type="float">
            <text:p>0.999516277269869</text:p>
          </table:table-cell>
          <table:table-cell table:formula="of:=[.U11]/[.U$8]" office:value-type="float" office:value="0.999179039711022" calcext:value-type="float">
            <text:p>0.999179039711022</text:p>
          </table:table-cell>
          <table:table-cell table:formula="of:=[.V11]/[.V$8]" office:value-type="float" office:value="1.00305411196769" calcext:value-type="float">
            <text:p>1.00305411196769</text:p>
          </table:table-cell>
          <table:table-cell/>
          <table:table-cell table:formula="of:=GEOMEAN([.E16:.V16])" office:value-type="float" office:value="1.00306602307178" calcext:value-type="float">
            <text:p>1.00306602307178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性能低下率</text:p>
          </table:table-cell>
          <table:table-cell office:value-type="string" calcext:value-type="string">
            <text:p>C(=(1-B)*100)</text:p>
          </table:table-cell>
          <table:table-cell/>
          <table:table-cell office:value-type="string" calcext:value-type="string">
            <text:p>AGGRESSIVE</text:p>
          </table:table-cell>
          <table:table-cell table:formula="of:=(1-[.E14])*100" office:value-type="float" office:value="-1.66589327146174" calcext:value-type="float">
            <text:p>-1.66589327146174</text:p>
          </table:table-cell>
          <table:table-cell table:formula="of:=(1-[.F14])*100" office:value-type="float" office:value="-2.68838604978718" calcext:value-type="float">
            <text:p>-2.68838604978718</text:p>
          </table:table-cell>
          <table:table-cell table:formula="of:=(1-[.G14])*100" office:value-type="float" office:value="-2.78819344293817" calcext:value-type="float">
            <text:p>-2.78819344293817</text:p>
          </table:table-cell>
          <table:table-cell table:formula="of:=(1-[.H14])*100" office:value-type="float" office:value="-0.228206298493849" calcext:value-type="float">
            <text:p>-0.228206298493849</text:p>
          </table:table-cell>
          <table:table-cell table:formula="of:=(1-[.I14])*100" office:value-type="float" office:value="-0.167138081769092" calcext:value-type="float">
            <text:p>-0.167138081769092</text:p>
          </table:table-cell>
          <table:table-cell table:formula="of:=(1-[.J14])*100" office:value-type="float" office:value="-0.583767497332244" calcext:value-type="float">
            <text:p>-0.583767497332244</text:p>
          </table:table-cell>
          <table:table-cell table:formula="of:=(1-[.K14])*100" office:value-type="float" office:value="3.67162157345025" calcext:value-type="float">
            <text:p>3.67162157345025</text:p>
          </table:table-cell>
          <table:table-cell table:formula="of:=(1-[.L14])*100" office:value-type="float" office:value="1.34628493524197" calcext:value-type="float">
            <text:p>1.34628493524197</text:p>
          </table:table-cell>
          <table:table-cell table:formula="of:=(1-[.M14])*100" office:value-type="float" office:value="-0.605759941512818" calcext:value-type="float">
            <text:p>-0.605759941512818</text:p>
          </table:table-cell>
          <table:table-cell table:formula="of:=(1-[.N14])*100" office:value-type="float" office:value="-0.31789384136649" calcext:value-type="float">
            <text:p>-0.31789384136649</text:p>
          </table:table-cell>
          <table:table-cell table:formula="of:=(1-[.O14])*100" office:value-type="float" office:value="1.14402730375427" calcext:value-type="float">
            <text:p>1.14402730375427</text:p>
          </table:table-cell>
          <table:table-cell table:formula="of:=(1-[.P14])*100" office:value-type="float" office:value="-1.15376601729347" calcext:value-type="float">
            <text:p>-1.15376601729347</text:p>
          </table:table-cell>
          <table:table-cell table:formula="of:=(1-[.Q14])*100" office:value-type="float" office:value="-0.116764560186811" calcext:value-type="float">
            <text:p>-0.116764560186811</text:p>
          </table:table-cell>
          <table:table-cell table:formula="of:=(1-[.R14])*100" office:value-type="float" office:value="0.924493343265909" calcext:value-type="float">
            <text:p>0.924493343265909</text:p>
          </table:table-cell>
          <table:table-cell table:formula="of:=(1-[.S14])*100" office:value-type="float" office:value="1.73415823022123" calcext:value-type="float">
            <text:p>1.73415823022123</text:p>
          </table:table-cell>
          <table:table-cell table:formula="of:=(1-[.T14])*100" office:value-type="float" office:value="0.0435350457118067" calcext:value-type="float">
            <text:p>0.043535045711807</text:p>
          </table:table-cell>
          <table:table-cell table:formula="of:=(1-[.U14])*100" office:value-type="float" office:value="-0.302582506509053" calcext:value-type="float">
            <text:p>-0.302582506509053</text:p>
          </table:table-cell>
          <table:table-cell table:formula="of:=(1-[.V14])*100" office:value-type="float" office:value="0.312800177335548" calcext:value-type="float">
            <text:p>0.312800177335548</text:p>
          </table:table-cell>
          <table:table-cell/>
          <table:table-cell table:formula="of:=(1-[.X14])*100" office:value-type="float" office:value="-0.068780979075922" calcext:value-type="float">
            <text:p>-0.068780979075922</text:p>
          </table:table-cell>
          <table:table-cell table:formula="of:=MAX([.E22:.V22])" office:value-type="float" office:value="3.67162157345025" calcext:value-type="float">
            <text:p>3.671621573450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(1-[.E15])*100" office:value-type="float" office:value="0.371229698375874" calcext:value-type="float">
            <text:p>0.371229698375874</text:p>
          </table:table-cell>
          <table:table-cell table:formula="of:=(1-[.F15])*100" office:value-type="float" office:value="0.339875685109781" calcext:value-type="float">
            <text:p>0.339875685109781</text:p>
          </table:table-cell>
          <table:table-cell table:formula="of:=(1-[.G15])*100" office:value-type="float" office:value="0.158638592443028" calcext:value-type="float">
            <text:p>0.158638592443028</text:p>
          </table:table-cell>
          <table:table-cell table:formula="of:=(1-[.H15])*100" office:value-type="float" office:value="1.97778792027994" calcext:value-type="float">
            <text:p>1.97778792027994</text:p>
          </table:table-cell>
          <table:table-cell table:formula="of:=(1-[.I15])*100" office:value-type="float" office:value="-0.077140653124208" calcext:value-type="float">
            <text:p>-0.077140653124208</text:p>
          </table:table-cell>
          <table:table-cell table:formula="of:=(1-[.J15])*100" office:value-type="float" office:value="1.60065281526584" calcext:value-type="float">
            <text:p>1.60065281526584</text:p>
          </table:table-cell>
          <table:table-cell table:formula="of:=(1-[.K15])*100" office:value-type="float" office:value="2.83748618686059" calcext:value-type="float">
            <text:p>2.83748618686059</text:p>
          </table:table-cell>
          <table:table-cell table:formula="of:=(1-[.L15])*100" office:value-type="float" office:value="0.0511247443762741" calcext:value-type="float">
            <text:p>0.051124744376274</text:p>
          </table:table-cell>
          <table:table-cell table:formula="of:=(1-[.M15])*100" office:value-type="float" office:value="-0.569205462283606" calcext:value-type="float">
            <text:p>-0.569205462283606</text:p>
          </table:table-cell>
          <table:table-cell table:formula="of:=(1-[.N15])*100" office:value-type="float" office:value="-0.0604446036400974" calcext:value-type="float">
            <text:p>-0.060444603640097</text:p>
          </table:table-cell>
          <table:table-cell table:formula="of:=(1-[.O15])*100" office:value-type="float" office:value="0.90102389078498" calcext:value-type="float">
            <text:p>0.90102389078498</text:p>
          </table:table-cell>
          <table:table-cell table:formula="of:=(1-[.P15])*100" office:value-type="float" office:value="-0.625065110949064" calcext:value-type="float">
            <text:p>-0.625065110949064</text:p>
          </table:table-cell>
          <table:table-cell table:formula="of:=(1-[.Q15])*100" office:value-type="float" office:value="0.360908640577462" calcext:value-type="float">
            <text:p>0.360908640577462</text:p>
          </table:table-cell>
          <table:table-cell table:formula="of:=(1-[.R15])*100" office:value-type="float" office:value="-0.565392623154359" calcext:value-type="float">
            <text:p>-0.565392623154359</text:p>
          </table:table-cell>
          <table:table-cell table:formula="of:=(1-[.S15])*100" office:value-type="float" office:value="-0.256217972753414" calcext:value-type="float">
            <text:p>-0.256217972753414</text:p>
          </table:table-cell>
          <table:table-cell table:formula="of:=(1-[.T15])*100" office:value-type="float" office:value="0.759444686305799" calcext:value-type="float">
            <text:p>0.759444686305799</text:p>
          </table:table-cell>
          <table:table-cell table:formula="of:=(1-[.U15])*100" office:value-type="float" office:value="0.084441629723464" calcext:value-type="float">
            <text:p>0.084441629723464</text:p>
          </table:table-cell>
          <table:table-cell table:formula="of:=(1-[.V15])*100" office:value-type="float" office:value="-0.470431762764467" calcext:value-type="float">
            <text:p>-0.470431762764467</text:p>
          </table:table-cell>
          <table:table-cell/>
          <table:table-cell table:formula="of:=(1-[.X15])*100" office:value-type="float" office:value="0.383055002479171" calcext:value-type="float">
            <text:p>0.383055002479171</text:p>
          </table:table-cell>
          <table:table-cell table:formula="of:=MAX([.E23:.V23])" office:value-type="float" office:value="2.83748618686059" calcext:value-type="float">
            <text:p>2.837486186860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(1-[.E16])*100" office:value-type="float" office:value="-1.70301624129932" calcext:value-type="float">
            <text:p>-1.70301624129932</text:p>
          </table:table-cell>
          <table:table-cell table:formula="of:=(1-[.F16])*100" office:value-type="float" office:value="-2.1494840625861" calcext:value-type="float">
            <text:p>-2.1494840625861</text:p>
          </table:table-cell>
          <table:table-cell table:formula="of:=(1-[.G16])*100" office:value-type="float" office:value="-2.67281992116144" calcext:value-type="float">
            <text:p>-2.67281992116144</text:p>
          </table:table-cell>
          <table:table-cell table:formula="of:=(1-[.H16])*100" office:value-type="float" office:value="-0.2358131751103" calcext:value-type="float">
            <text:p>-0.2358131751103</text:p>
          </table:table-cell>
          <table:table-cell table:formula="of:=(1-[.I16])*100" office:value-type="float" office:value="-0.102854204165603" calcext:value-type="float">
            <text:p>-0.102854204165603</text:p>
          </table:table-cell>
          <table:table-cell table:formula="of:=(1-[.J16])*100" office:value-type="float" office:value="-0.445671960328919" calcext:value-type="float">
            <text:p>-0.445671960328919</text:p>
          </table:table-cell>
          <table:table-cell table:formula="of:=(1-[.K16])*100" office:value-type="float" office:value="3.43278793711902" calcext:value-type="float">
            <text:p>3.43278793711902</text:p>
          </table:table-cell>
          <table:table-cell table:formula="of:=(1-[.L16])*100" office:value-type="float" office:value="0.0511247443762741" calcext:value-type="float">
            <text:p>0.051124744376274</text:p>
          </table:table-cell>
          <table:table-cell table:formula="of:=(1-[.M16])*100" office:value-type="float" office:value="-0.590093736128883" calcext:value-type="float">
            <text:p>-0.590093736128883</text:p>
          </table:table-cell>
          <table:table-cell table:formula="of:=(1-[.N16])*100" office:value-type="float" office:value="-0.0693993597349341" calcext:value-type="float">
            <text:p>-0.069399359734934</text:p>
          </table:table-cell>
          <table:table-cell table:formula="of:=(1-[.O16])*100" office:value-type="float" office:value="0.931058020477815" calcext:value-type="float">
            <text:p>0.931058020477815</text:p>
          </table:table-cell>
          <table:table-cell table:formula="of:=(1-[.P16])*100" office:value-type="float" office:value="-0.976664235857894" calcext:value-type="float">
            <text:p>-0.976664235857894</text:p>
          </table:table-cell>
          <table:table-cell table:formula="of:=(1-[.Q16])*100" office:value-type="float" office:value="-0.116764560186811" calcext:value-type="float">
            <text:p>-0.116764560186811</text:p>
          </table:table-cell>
          <table:table-cell table:formula="of:=(1-[.R16])*100" office:value-type="float" office:value="-0.58831394571468" calcext:value-type="float">
            <text:p>-0.58831394571468</text:p>
          </table:table-cell>
          <table:table-cell table:formula="of:=(1-[.S16])*100" office:value-type="float" office:value="-0.246844144481928" calcext:value-type="float">
            <text:p>-0.246844144481928</text:p>
          </table:table-cell>
          <table:table-cell table:formula="of:=(1-[.T16])*100" office:value-type="float" office:value="0.0483722730131086" calcext:value-type="float">
            <text:p>0.048372273013109</text:p>
          </table:table-cell>
          <table:table-cell table:formula="of:=(1-[.U16])*100" office:value-type="float" office:value="0.0820960288977934" calcext:value-type="float">
            <text:p>0.082096028897794</text:p>
          </table:table-cell>
          <table:table-cell table:formula="of:=(1-[.V16])*100" office:value-type="float" office:value="-0.305411196768546" calcext:value-type="float">
            <text:p>-0.305411196768546</text:p>
          </table:table-cell>
          <table:table-cell/>
          <table:table-cell table:formula="of:=(1-[.X16])*100" office:value-type="float" office:value="-0.306602307178161" calcext:value-type="float">
            <text:p>-0.306602307178161</text:p>
          </table:table-cell>
          <table:table-cell table:formula="of:=MAX([.E24:.V24])" office:value-type="float" office:value="3.43278793711902" calcext:value-type="float">
            <text:p>3.43278793711902</text:p>
          </table:table-cell>
        </table:table-row>
        <table:table-row table:style-name="ro1" table:number-rows-repeated="35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get sim_IPC data from 1 to 1 ( INT )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get sim_IPC data from 1 to 1 ( FP )</text:p>
          </table:table-cell>
          <table:table-cell table:number-columns-repeated="21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1909" calcext:value-type="float">
            <text:p>2.1909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82" calcext:value-type="float">
            <text:p>2.1382</text:p>
          </table:table-cell>
          <table:table-cell office:value-type="float" office:value="1.3176" calcext:value-type="float">
            <text:p>1.3176</text:p>
          </table:table-cell>
          <table:table-cell office:value-type="float" office:value="0.7791" calcext:value-type="float">
            <text:p>0.7791</text:p>
          </table:table-cell>
          <table:table-cell office:value-type="float" office:value="1.6024" calcext:value-type="float">
            <text:p>1.6024</text:p>
          </table:table-cell>
          <table:table-cell office:value-type="float" office:value="2.7023" calcext:value-type="float">
            <text:p>2.7023</text:p>
          </table:table-cell>
          <table:table-cell office:value-type="float" office:value="0.5789" calcext:value-type="float">
            <text:p>0.5789</text:p>
          </table:table-cell>
          <table:table-cell office:value-type="float" office:value="3.8531" calcext:value-type="float">
            <text:p>3.8531</text:p>
          </table:table-cell>
          <table:table-cell office:value-type="float" office:value="4.4811" calcext:value-type="float">
            <text:p>4.4811</text:p>
          </table:table-cell>
          <table:table-cell office:value-type="float" office:value="3.6206" calcext:value-type="float">
            <text:p>3.6206</text:p>
          </table:table-cell>
          <table:table-cell office:value-type="float" office:value="3.8839" calcext:value-type="float">
            <text:p>3.8839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69" calcext:value-type="float">
            <text:p>5.1869</text:p>
          </table:table-cell>
          <table:table-cell office:value-type="float" office:value="3.1449" calcext:value-type="float">
            <text:p>3.1449</text:p>
          </table:table-cell>
          <table:table-cell office:value-type="float" office:value="2.0664" calcext:value-type="float">
            <text:p>2.0664</text:p>
          </table:table-cell>
          <table:table-cell office:value-type="float" office:value="4.2762" calcext:value-type="float">
            <text:p>4.2762</text:p>
          </table:table-cell>
          <table:table-cell office:value-type="float" office:value="4.0474" calcext:value-type="float">
            <text:p>4.04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147" calcext:value-type="float">
            <text:p>2.147</text:p>
          </table:table-cell>
          <table:table-cell office:value-type="float" office:value="3.2548" calcext:value-type="float">
            <text:p>3.2548</text:p>
          </table:table-cell>
          <table:table-cell office:value-type="float" office:value="2.0769" calcext:value-type="float">
            <text:p>2.0769</text:p>
          </table:table-cell>
          <table:table-cell office:value-type="float" office:value="1.2886" calcext:value-type="float">
            <text:p>1.2886</text:p>
          </table:table-cell>
          <table:table-cell office:value-type="float" office:value="0.7784" calcext:value-type="float">
            <text:p>0.7784</text:p>
          </table:table-cell>
          <table:table-cell office:value-type="float" office:value="1.5676" calcext:value-type="float">
            <text:p>1.5676</text:p>
          </table:table-cell>
          <table:table-cell office:value-type="float" office:value="2.7257" calcext:value-type="float">
            <text:p>2.7257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17" calcext:value-type="float">
            <text:p>3.8517</text:p>
          </table:table-cell>
          <table:table-cell office:value-type="float" office:value="4.4696" calcext:value-type="float">
            <text:p>4.4696</text:p>
          </table:table-cell>
          <table:table-cell office:value-type="float" office:value="3.6295" calcext:value-type="float">
            <text:p>3.6295</text:p>
          </table:table-cell>
          <table:table-cell office:value-type="float" office:value="3.8636" calcext:value-type="float">
            <text:p>3.8636</text:p>
          </table:table-cell>
          <table:table-cell office:value-type="float" office:value="2.816" calcext:value-type="float">
            <text:p>2.816</text:p>
          </table:table-cell>
          <table:table-cell office:value-type="float" office:value="5.2649" calcext:value-type="float">
            <text:p>5.2649</text:p>
          </table:table-cell>
          <table:table-cell office:value-type="float" office:value="3.2086" calcext:value-type="float">
            <text:p>3.2086</text:p>
          </table:table-cell>
          <table:table-cell office:value-type="float" office:value="2.0516" calcext:value-type="float">
            <text:p>2.0516</text:p>
          </table:table-cell>
          <table:table-cell office:value-type="float" office:value="4.2597" calcext:value-type="float">
            <text:p>4.2597</text:p>
          </table:table-cell>
          <table:table-cell office:value-type="float" office:value="4.0792" calcext:value-type="float">
            <text:p>4.07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1917" calcext:value-type="float">
            <text:p>2.1917</text:p>
          </table:table-cell>
          <table:table-cell office:value-type="float" office:value="3.3361" calcext:value-type="float">
            <text:p>3.3361</text:p>
          </table:table-cell>
          <table:table-cell office:value-type="float" office:value="2.1358" calcext:value-type="float">
            <text:p>2.1358</text:p>
          </table:table-cell>
          <table:table-cell office:value-type="float" office:value="1.3177" calcext:value-type="float">
            <text:p>1.3177</text:p>
          </table:table-cell>
          <table:table-cell office:value-type="float" office:value="0.7786" calcext:value-type="float">
            <text:p>0.7786</text:p>
          </table:table-cell>
          <table:table-cell office:value-type="float" office:value="1.6002" calcext:value-type="float">
            <text:p>1.6002</text:p>
          </table:table-cell>
          <table:table-cell office:value-type="float" office:value="2.709" calcext:value-type="float">
            <text:p>2.709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25" calcext:value-type="float">
            <text:p>3.8525</text:p>
          </table:table-cell>
          <table:table-cell office:value-type="float" office:value="4.47" calcext:value-type="float">
            <text:p>4.47</text:p>
          </table:table-cell>
          <table:table-cell office:value-type="float" office:value="3.6284" calcext:value-type="float">
            <text:p>3.6284</text:p>
          </table:table-cell>
          <table:table-cell office:value-type="float" office:value="3.8771" calcext:value-type="float">
            <text:p>3.8771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1" calcext:value-type="float">
            <text:p>5.2661</text:p>
          </table:table-cell>
          <table:table-cell office:value-type="float" office:value="3.2083" calcext:value-type="float">
            <text:p>3.2083</text:p>
          </table:table-cell>
          <table:table-cell office:value-type="float" office:value="2.0663" calcext:value-type="float">
            <text:p>2.0663</text:p>
          </table:table-cell>
          <table:table-cell office:value-type="float" office:value="4.2598" calcext:value-type="float">
            <text:p>4.2598</text:p>
          </table:table-cell>
          <table:table-cell office:value-type="float" office:value="4.0725" calcext:value-type="float">
            <text:p>4.07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et sim_IPC data from 29 to 31 ( FP )</text:p>
          </table:table-cell>
          <table:table-cell table:number-columns-repeated="21"/>
        </table:table-row>
      </table:table>
      <table:table table:name="comp" table:style-name="ta1">
        <table:shapes>
          <draw:frame draw:z-index="0" draw:style-name="gr1" draw:text-style-name="P1" svg:width="210mm" svg:height="100mm" svg:x="88.88mm" svg:y="161.95mm">
            <draw:object draw:notify-on-update-of-ranges="comp.D29:comp.W29 comp.C30:comp.C30 comp.D30:comp.W30 comp.C31:comp.C31 comp.D31:comp.W31 comp.C32:comp.C32 comp.D32:comp.W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ない場合の比較回数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 segmentIQ_all_normal_comparison data from 1 to 4 ( INT )</text:p>
          </table:table-cell>
          <table:table-cell table:number-columns-repeated="8"/>
          <table:table-cell office:value-type="string" calcext:value-type="string">
            <text:p>get segmentIQ_all_normal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6003100000" calcext:value-type="float">
            <text:p>6.00E+09</text:p>
          </table:table-cell>
          <table:table-cell table:style-name="ce3" office:value-type="float" office:value="4421300000" calcext:value-type="float">
            <text:p>4.42E+09</text:p>
          </table:table-cell>
          <table:table-cell table:style-name="ce3" office:value-type="float" office:value="6268200000" calcext:value-type="float">
            <text:p>6.27E+09</text:p>
          </table:table-cell>
          <table:table-cell table:style-name="ce3" office:value-type="float" office:value="6856400000" calcext:value-type="float">
            <text:p>6.86E+09</text:p>
          </table:table-cell>
          <table:table-cell table:style-name="ce3" office:value-type="float" office:value="4417000000" calcext:value-type="float">
            <text:p>4.42E+09</text:p>
          </table:table-cell>
          <table:table-cell table:style-name="ce3" office:value-type="float" office:value="4123700000" calcext:value-type="float">
            <text:p>4.12E+09</text:p>
          </table:table-cell>
          <table:table-cell table:style-name="ce3" office:value-type="float" office:value="6785700000" calcext:value-type="float">
            <text:p>6.79E+09</text:p>
          </table:table-cell>
          <table:table-cell table:style-name="ce3" office:value-type="float" office:value="4488600000" calcext:value-type="float">
            <text:p>4.49E+09</text:p>
          </table:table-cell>
          <table:table-cell table:style-name="ce3" office:value-type="float" office:value="6305000000" calcext:value-type="float">
            <text:p>6.31E+09</text:p>
          </table:table-cell>
          <table:table-cell table:style-name="ce3" office:value-type="float" office:value="2957100000" calcext:value-type="float">
            <text:p>2.96E+09</text:p>
          </table:table-cell>
          <table:table-cell table:style-name="ce3" office:value-type="float" office:value="3022100000" calcext:value-type="float">
            <text:p>3.02E+09</text:p>
          </table:table-cell>
          <table:table-cell table:style-name="ce3" office:value-type="float" office:value="5616700000" calcext:value-type="float">
            <text:p>5.62E+09</text:p>
          </table:table-cell>
          <table:table-cell table:style-name="ce3" office:value-type="float" office:value="5890100000" calcext:value-type="float">
            <text:p>5.89E+09</text:p>
          </table:table-cell>
          <table:table-cell table:style-name="ce3" office:value-type="float" office:value="6217600000" calcext:value-type="float">
            <text:p>6.22E+09</text:p>
          </table:table-cell>
          <table:table-cell table:style-name="ce3" office:value-type="float" office:value="4807600000" calcext:value-type="float">
            <text:p>4.81E+09</text:p>
          </table:table-cell>
          <table:table-cell table:style-name="ce3" office:value-type="float" office:value="4173600000" calcext:value-type="float">
            <text:p>4.17E+09</text:p>
          </table:table-cell>
          <table:table-cell table:style-name="ce3" office:value-type="float" office:value="4559400000" calcext:value-type="float">
            <text:p>4.56E+09</text:p>
          </table:table-cell>
          <table:table-cell table:style-name="ce3" office:value-type="float" office:value="4439200000" calcext:value-type="float">
            <text:p>4.44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7746900000" calcext:value-type="float">
            <text:p>7.75E+09</text:p>
          </table:table-cell>
          <table:table-cell table:style-name="ce3" office:value-type="float" office:value="5991600000" calcext:value-type="float">
            <text:p>5.99E+09</text:p>
          </table:table-cell>
          <table:table-cell table:style-name="ce3" office:value-type="float" office:value="7896700000" calcext:value-type="float">
            <text:p>7.90E+09</text:p>
          </table:table-cell>
          <table:table-cell table:style-name="ce3" office:value-type="float" office:value="8660700000" calcext:value-type="float">
            <text:p>8.66E+09</text:p>
          </table:table-cell>
          <table:table-cell table:style-name="ce3" office:value-type="float" office:value="5402800000" calcext:value-type="float">
            <text:p>5.40E+09</text:p>
          </table:table-cell>
          <table:table-cell table:style-name="ce3" office:value-type="float" office:value="5571400000" calcext:value-type="float">
            <text:p>5.57E+09</text:p>
          </table:table-cell>
          <table:table-cell table:style-name="ce3" office:value-type="float" office:value="8828000000" calcext:value-type="float">
            <text:p>8.83E+09</text:p>
          </table:table-cell>
          <table:table-cell table:style-name="ce3" office:value-type="float" office:value="5391100000" calcext:value-type="float">
            <text:p>5.39E+09</text:p>
          </table:table-cell>
          <table:table-cell table:style-name="ce3" office:value-type="float" office:value="10301000000" calcext:value-type="float">
            <text:p>1.03E+10</text:p>
          </table:table-cell>
          <table:table-cell table:style-name="ce3" office:value-type="float" office:value="3115400000" calcext:value-type="float">
            <text:p>3.12E+09</text:p>
          </table:table-cell>
          <table:table-cell table:style-name="ce3" office:value-type="float" office:value="3157600000" calcext:value-type="float">
            <text:p>3.16E+09</text:p>
          </table:table-cell>
          <table:table-cell table:style-name="ce3" office:value-type="float" office:value="6757200000" calcext:value-type="float">
            <text:p>6.76E+09</text:p>
          </table:table-cell>
          <table:table-cell table:style-name="ce3" office:value-type="float" office:value="7558500000" calcext:value-type="float">
            <text:p>7.56E+09</text:p>
          </table:table-cell>
          <table:table-cell table:style-name="ce3" office:value-type="float" office:value="8090300000" calcext:value-type="float">
            <text:p>8.09E+09</text:p>
          </table:table-cell>
          <table:table-cell table:style-name="ce3" office:value-type="float" office:value="5087200000" calcext:value-type="float">
            <text:p>5.09E+09</text:p>
          </table:table-cell>
          <table:table-cell table:style-name="ce3" office:value-type="float" office:value="4817600000" calcext:value-type="float">
            <text:p>4.82E+09</text:p>
          </table:table-cell>
          <table:table-cell table:style-name="ce3" office:value-type="float" office:value="6645100000" calcext:value-type="float">
            <text:p>6.65E+09</text:p>
          </table:table-cell>
          <table:table-cell table:style-name="ce3" office:value-type="float" office:value="4642300000" calcext:value-type="float">
            <text:p>4.64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6005200000" calcext:value-type="float">
            <text:p>6.01E+09</text:p>
          </table:table-cell>
          <table:table-cell table:style-name="ce3" office:value-type="float" office:value="4737200000" calcext:value-type="float">
            <text:p>4.74E+09</text:p>
          </table:table-cell>
          <table:table-cell table:style-name="ce3" office:value-type="float" office:value="6344600000" calcext:value-type="float">
            <text:p>6.34E+09</text:p>
          </table:table-cell>
          <table:table-cell table:style-name="ce3" office:value-type="float" office:value="6928100000" calcext:value-type="float">
            <text:p>6.93E+09</text:p>
          </table:table-cell>
          <table:table-cell table:style-name="ce3" office:value-type="float" office:value="5359600000" calcext:value-type="float">
            <text:p>5.36E+09</text:p>
          </table:table-cell>
          <table:table-cell table:style-name="ce3" office:value-type="float" office:value="4199100000" calcext:value-type="float">
            <text:p>4.20E+09</text:p>
          </table:table-cell>
          <table:table-cell table:style-name="ce3" office:value-type="float" office:value="7073600000" calcext:value-type="float">
            <text:p>7.07E+09</text:p>
          </table:table-cell>
          <table:table-cell table:style-name="ce3" office:value-type="float" office:value="5014800000" calcext:value-type="float">
            <text:p>5.01E+09</text:p>
          </table:table-cell>
          <table:table-cell table:style-name="ce3" office:value-type="float" office:value="10297000000" calcext:value-type="float">
            <text:p>1.03E+10</text:p>
          </table:table-cell>
          <table:table-cell table:style-name="ce3" office:value-type="float" office:value="3114300000" calcext:value-type="float">
            <text:p>3.11E+09</text:p>
          </table:table-cell>
          <table:table-cell table:style-name="ce3" office:value-type="float" office:value="3153100000" calcext:value-type="float">
            <text:p>3.15E+09</text:p>
          </table:table-cell>
          <table:table-cell table:style-name="ce3" office:value-type="float" office:value="6524000000" calcext:value-type="float">
            <text:p>6.52E+09</text:p>
          </table:table-cell>
          <table:table-cell table:style-name="ce3" office:value-type="float" office:value="5858200000" calcext:value-type="float">
            <text:p>5.86E+09</text:p>
          </table:table-cell>
          <table:table-cell table:style-name="ce3" office:value-type="float" office:value="8087500000" calcext:value-type="float">
            <text:p>8.09E+09</text:p>
          </table:table-cell>
          <table:table-cell table:style-name="ce3" office:value-type="float" office:value="5086700000" calcext:value-type="float">
            <text:p>5.09E+09</text:p>
          </table:table-cell>
          <table:table-cell table:style-name="ce3" office:value-type="float" office:value="4190900000" calcext:value-type="float">
            <text:p>4.19E+09</text:p>
          </table:table-cell>
          <table:table-cell table:style-name="ce3" office:value-type="float" office:value="6625200000" calcext:value-type="float">
            <text:p>6.63E+09</text:p>
          </table:table-cell>
          <table:table-cell table:style-name="ce3" office:value-type="float" office:value="4598500000" calcext:value-type="float">
            <text:p>4.60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た場合の比較回数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 segmentIQ_all_segment_comparison data from 1 to 4 ( INT )</text:p>
          </table:table-cell>
          <table:table-cell table:number-columns-repeated="8"/>
          <table:table-cell office:value-type="string" calcext:value-type="string">
            <text:p>get segmentIQ_all_segment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4343800000" calcext:value-type="float">
            <text:p>4.34E+09</text:p>
          </table:table-cell>
          <table:table-cell table:style-name="ce3" office:value-type="float" office:value="3344100000" calcext:value-type="float">
            <text:p>3.34E+09</text:p>
          </table:table-cell>
          <table:table-cell table:style-name="ce3" office:value-type="float" office:value="5111200000" calcext:value-type="float">
            <text:p>5.11E+09</text:p>
          </table:table-cell>
          <table:table-cell table:style-name="ce3" office:value-type="float" office:value="5136600000" calcext:value-type="float">
            <text:p>5.14E+09</text:p>
          </table:table-cell>
          <table:table-cell table:style-name="ce3" office:value-type="float" office:value="3457500000" calcext:value-type="float">
            <text:p>3.46E+09</text:p>
          </table:table-cell>
          <table:table-cell table:style-name="ce3" office:value-type="float" office:value="3043600000" calcext:value-type="float">
            <text:p>3.04E+09</text:p>
          </table:table-cell>
          <table:table-cell table:style-name="ce3" office:value-type="float" office:value="5128000000" calcext:value-type="float">
            <text:p>5.13E+09</text:p>
          </table:table-cell>
          <table:table-cell table:style-name="ce3" office:value-type="float" office:value="3223200000" calcext:value-type="float">
            <text:p>3.22E+09</text:p>
          </table:table-cell>
          <table:table-cell table:style-name="ce3" office:value-type="float" office:value="5917000000" calcext:value-type="float">
            <text:p>5.92E+09</text:p>
          </table:table-cell>
          <table:table-cell table:style-name="ce3" office:value-type="float" office:value="1650400000" calcext:value-type="float">
            <text:p>1.65E+09</text:p>
          </table:table-cell>
          <table:table-cell table:style-name="ce3" office:value-type="float" office:value="1524900000" calcext:value-type="float">
            <text:p>1.52E+09</text:p>
          </table:table-cell>
          <table:table-cell table:style-name="ce3" office:value-type="float" office:value="3621800000" calcext:value-type="float">
            <text:p>3.62E+09</text:p>
          </table:table-cell>
          <table:table-cell table:style-name="ce3" office:value-type="float" office:value="5066000000" calcext:value-type="float">
            <text:p>5.07E+09</text:p>
          </table:table-cell>
          <table:table-cell table:style-name="ce3" office:value-type="float" office:value="4389300000" calcext:value-type="float">
            <text:p>4.39E+09</text:p>
          </table:table-cell>
          <table:table-cell table:style-name="ce3" office:value-type="float" office:value="2274600000" calcext:value-type="float">
            <text:p>2.27E+09</text:p>
          </table:table-cell>
          <table:table-cell table:style-name="ce3" office:value-type="float" office:value="2897400000" calcext:value-type="float">
            <text:p>2.90E+09</text:p>
          </table:table-cell>
          <table:table-cell table:style-name="ce3" office:value-type="float" office:value="3344400000" calcext:value-type="float">
            <text:p>3.34E+09</text:p>
          </table:table-cell>
          <table:table-cell table:style-name="ce3" office:value-type="float" office:value="2318100000" calcext:value-type="float">
            <text:p>2.32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1371200000" calcext:value-type="float">
            <text:p>1.37E+09</text:p>
          </table:table-cell>
          <table:table-cell table:style-name="ce3" office:value-type="float" office:value="734710000" calcext:value-type="float">
            <text:p>7.35E+08</text:p>
          </table:table-cell>
          <table:table-cell table:style-name="ce3" office:value-type="float" office:value="1289400000" calcext:value-type="float">
            <text:p>1.29E+09</text:p>
          </table:table-cell>
          <table:table-cell table:style-name="ce3" office:value-type="float" office:value="1262000000" calcext:value-type="float">
            <text:p>1.26E+09</text:p>
          </table:table-cell>
          <table:table-cell table:style-name="ce3" office:value-type="float" office:value="861920000" calcext:value-type="float">
            <text:p>8.62E+08</text:p>
          </table:table-cell>
          <table:table-cell table:style-name="ce3" office:value-type="float" office:value="778010000" calcext:value-type="float">
            <text:p>7.78E+08</text:p>
          </table:table-cell>
          <table:table-cell table:style-name="ce3" office:value-type="float" office:value="1529800000" calcext:value-type="float">
            <text:p>1.53E+09</text:p>
          </table:table-cell>
          <table:table-cell table:style-name="ce3" office:value-type="float" office:value="844620000" calcext:value-type="float">
            <text:p>8.45E+08</text:p>
          </table:table-cell>
          <table:table-cell table:style-name="ce3" office:value-type="float" office:value="1490600000" calcext:value-type="float">
            <text:p>1.49E+09</text:p>
          </table:table-cell>
          <table:table-cell table:style-name="ce3" office:value-type="float" office:value="731870000" calcext:value-type="float">
            <text:p>7.32E+08</text:p>
          </table:table-cell>
          <table:table-cell table:style-name="ce3" office:value-type="float" office:value="754080000" calcext:value-type="float">
            <text:p>7.54E+08</text:p>
          </table:table-cell>
          <table:table-cell table:style-name="ce3" office:value-type="float" office:value="1141100000" calcext:value-type="float">
            <text:p>1.14E+09</text:p>
          </table:table-cell>
          <table:table-cell table:style-name="ce3" office:value-type="float" office:value="1485300000" calcext:value-type="float">
            <text:p>1.49E+09</text:p>
          </table:table-cell>
          <table:table-cell table:style-name="ce3" office:value-type="float" office:value="1290500000" calcext:value-type="float">
            <text:p>1.29E+09</text:p>
          </table:table-cell>
          <table:table-cell table:style-name="ce3" office:value-type="float" office:value="1195900000" calcext:value-type="float">
            <text:p>1.20E+09</text:p>
          </table:table-cell>
          <table:table-cell table:style-name="ce3" office:value-type="float" office:value="816960000" calcext:value-type="float">
            <text:p>8.17E+08</text:p>
          </table:table-cell>
          <table:table-cell table:style-name="ce3" office:value-type="float" office:value="749740000" calcext:value-type="float">
            <text:p>7.50E+08</text:p>
          </table:table-cell>
          <table:table-cell table:style-name="ce3" office:value-type="float" office:value="1099700000" calcext:value-type="float">
            <text:p>1.10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1947100000" calcext:value-type="float">
            <text:p>1.95E+09</text:p>
          </table:table-cell>
          <table:table-cell table:style-name="ce3" office:value-type="float" office:value="1372600000" calcext:value-type="float">
            <text:p>1.37E+09</text:p>
          </table:table-cell>
          <table:table-cell table:style-name="ce3" office:value-type="float" office:value="1818700000" calcext:value-type="float">
            <text:p>1.82E+09</text:p>
          </table:table-cell>
          <table:table-cell table:style-name="ce3" office:value-type="float" office:value="1824300000" calcext:value-type="float">
            <text:p>1.82E+09</text:p>
          </table:table-cell>
          <table:table-cell table:style-name="ce3" office:value-type="float" office:value="1204200000" calcext:value-type="float">
            <text:p>1.20E+09</text:p>
          </table:table-cell>
          <table:table-cell table:style-name="ce3" office:value-type="float" office:value="1267600000" calcext:value-type="float">
            <text:p>1.27E+09</text:p>
          </table:table-cell>
          <table:table-cell table:style-name="ce3" office:value-type="float" office:value="2218800000" calcext:value-type="float">
            <text:p>2.22E+09</text:p>
          </table:table-cell>
          <table:table-cell table:style-name="ce3" office:value-type="float" office:value="1195800000" calcext:value-type="float">
            <text:p>1.20E+09</text:p>
          </table:table-cell>
          <table:table-cell table:style-name="ce3" office:value-type="float" office:value="2832400000" calcext:value-type="float">
            <text:p>2.83E+09</text:p>
          </table:table-cell>
          <table:table-cell table:style-name="ce3" office:value-type="float" office:value="775780000" calcext:value-type="float">
            <text:p>7.76E+08</text:p>
          </table:table-cell>
          <table:table-cell table:style-name="ce3" office:value-type="float" office:value="796970000" calcext:value-type="float">
            <text:p>7.97E+08</text:p>
          </table:table-cell>
          <table:table-cell table:style-name="ce3" office:value-type="float" office:value="1605200000" calcext:value-type="float">
            <text:p>1.61E+09</text:p>
          </table:table-cell>
          <table:table-cell table:style-name="ce3" office:value-type="float" office:value="2120000000" calcext:value-type="float">
            <text:p>2.12E+09</text:p>
          </table:table-cell>
          <table:table-cell table:style-name="ce3" office:value-type="float" office:value="1935300000" calcext:value-type="float">
            <text:p>1.94E+09</text:p>
          </table:table-cell>
          <table:table-cell table:style-name="ce3" office:value-type="float" office:value="1289900000" calcext:value-type="float">
            <text:p>1.29E+09</text:p>
          </table:table-cell>
          <table:table-cell table:style-name="ce3" office:value-type="float" office:value="1006000000" calcext:value-type="float">
            <text:p>1.01E+09</text:p>
          </table:table-cell>
          <table:table-cell table:style-name="ce3" office:value-type="float" office:value="1616800000" calcext:value-type="float">
            <text:p>1.62E+09</text:p>
          </table:table-cell>
          <table:table-cell table:style-name="ce3" office:value-type="float" office:value="1158600000" calcext:value-type="float">
            <text:p>1.16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1371700000" calcext:value-type="float">
            <text:p>1.37E+09</text:p>
          </table:table-cell>
          <table:table-cell table:style-name="ce3" office:value-type="float" office:value="859570000" calcext:value-type="float">
            <text:p>8.60E+08</text:p>
          </table:table-cell>
          <table:table-cell table:style-name="ce3" office:value-type="float" office:value="1317500000" calcext:value-type="float">
            <text:p>1.32E+09</text:p>
          </table:table-cell>
          <table:table-cell table:style-name="ce3" office:value-type="float" office:value="1295000000" calcext:value-type="float">
            <text:p>1.30E+09</text:p>
          </table:table-cell>
          <table:table-cell table:style-name="ce3" office:value-type="float" office:value="1188200000" calcext:value-type="float">
            <text:p>1.19E+09</text:p>
          </table:table-cell>
          <table:table-cell table:style-name="ce3" office:value-type="float" office:value="808730000" calcext:value-type="float">
            <text:p>8.09E+08</text:p>
          </table:table-cell>
          <table:table-cell table:style-name="ce3" office:value-type="float" office:value="1623700000" calcext:value-type="float">
            <text:p>1.62E+09</text:p>
          </table:table-cell>
          <table:table-cell table:style-name="ce3" office:value-type="float" office:value="1051300000" calcext:value-type="float">
            <text:p>1.05E+09</text:p>
          </table:table-cell>
          <table:table-cell table:style-name="ce3" office:value-type="float" office:value="2830700000" calcext:value-type="float">
            <text:p>2.83E+09</text:p>
          </table:table-cell>
          <table:table-cell table:style-name="ce3" office:value-type="float" office:value="775600000" calcext:value-type="float">
            <text:p>7.76E+08</text:p>
          </table:table-cell>
          <table:table-cell table:style-name="ce3" office:value-type="float" office:value="795540000" calcext:value-type="float">
            <text:p>7.96E+08</text:p>
          </table:table-cell>
          <table:table-cell table:style-name="ce3" office:value-type="float" office:value="1526900000" calcext:value-type="float">
            <text:p>1.53E+09</text:p>
          </table:table-cell>
          <table:table-cell table:style-name="ce3" office:value-type="float" office:value="1478800000" calcext:value-type="float">
            <text:p>1.48E+09</text:p>
          </table:table-cell>
          <table:table-cell table:style-name="ce3" office:value-type="float" office:value="1936400000" calcext:value-type="float">
            <text:p>1.94E+09</text:p>
          </table:table-cell>
          <table:table-cell table:style-name="ce3" office:value-type="float" office:value="1289600000" calcext:value-type="float">
            <text:p>1.29E+09</text:p>
          </table:table-cell>
          <table:table-cell table:style-name="ce3" office:value-type="float" office:value="822390000" calcext:value-type="float">
            <text:p>8.22E+08</text:p>
          </table:table-cell>
          <table:table-cell table:style-name="ce3" office:value-type="float" office:value="1611100000" calcext:value-type="float">
            <text:p>1.61E+09</text:p>
          </table:table-cell>
          <table:table-cell table:style-name="ce3" office:value-type="float" office:value="1146100000" calcext:value-type="float">
            <text:p>1.15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相対タグ比較回数</text:p>
          </table:table-cell>
          <table:table-cell office:value-type="string" calcext:value-type="string">
            <text:p>C(=B/A_BASE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17]/[.D$7]" office:value-type="float" office:value="0.146762281922295" calcext:value-type="float">
            <text:p>0.146762281922295</text:p>
          </table:table-cell>
          <table:table-cell table:formula="of:=[.E17]/[.E$7]" office:value-type="float" office:value="0.111181562301383" calcext:value-type="float">
            <text:p>0.111181562301383</text:p>
          </table:table-cell>
          <table:table-cell table:formula="of:=[.F17]/[.F$7]" office:value-type="float" office:value="0.143951234760863" calcext:value-type="float">
            <text:p>0.143951234760863</text:p>
          </table:table-cell>
          <table:table-cell table:formula="of:=[.G17]/[.G$7]" office:value-type="float" office:value="0.142595647555987" calcext:value-type="float">
            <text:p>0.142595647555987</text:p>
          </table:table-cell>
          <table:table-cell table:formula="of:=[.H17]/[.H$7]" office:value-type="float" office:value="0.144982338099243" calcext:value-type="float">
            <text:p>0.144982338099243</text:p>
          </table:table-cell>
          <table:table-cell table:formula="of:=[.I17]/[.I$7]" office:value-type="float" office:value="0.129891313421373" calcext:value-type="float">
            <text:p>0.129891313421373</text:p>
          </table:table-cell>
          <table:table-cell table:formula="of:=[.J17]/[.J$7]" office:value-type="float" office:value="0.140904485585337" calcext:value-type="float">
            <text:p>0.140904485585337</text:p>
          </table:table-cell>
          <table:table-cell table:formula="of:=[.K17]/[.K$7]" office:value-type="float" office:value="0.141960098828512" calcext:value-type="float">
            <text:p>0.141960098828512</text:p>
          </table:table-cell>
          <table:table-cell table:formula="of:=[.L17]/[.L$7]" office:value-type="float" office:value="0.103041614820959" calcext:value-type="float">
            <text:p>0.103041614820959</text:p>
          </table:table-cell>
          <table:table-cell table:formula="of:=[.M17]/[.M$7]" office:value-type="float" office:value="0.21698538349788" calcext:value-type="float">
            <text:p>0.21698538349788</text:p>
          </table:table-cell>
          <table:table-cell table:formula="of:=[.N17]/[.N$7]" office:value-type="float" office:value="0.234375582768695" calcext:value-type="float">
            <text:p>0.234375582768695</text:p>
          </table:table-cell>
          <table:table-cell table:formula="of:=[.O17]/[.O$7]" office:value-type="float" office:value="0.148231381769528" calcext:value-type="float">
            <text:p>0.148231381769528</text:p>
          </table:table-cell>
          <table:table-cell table:formula="of:=[.P17]/[.P$7]" office:value-type="float" office:value="0.15262335847428" calcext:value-type="float">
            <text:p>0.15262335847428</text:p>
          </table:table-cell>
          <table:table-cell table:formula="of:=[.Q17]/[.Q$7]" office:value-type="float" office:value="0.149951778389747" calcext:value-type="float">
            <text:p>0.149951778389747</text:p>
          </table:table-cell>
          <table:table-cell table:formula="of:=[.R17]/[.R$7]" office:value-type="float" office:value="0.230610513324849" calcext:value-type="float">
            <text:p>0.230610513324849</text:p>
          </table:table-cell>
          <table:table-cell table:formula="of:=[.S17]/[.S$7]" office:value-type="float" office:value="0.151642721906671" calcext:value-type="float">
            <text:p>0.151642721906671</text:p>
          </table:table-cell>
          <table:table-cell table:formula="of:=[.T17]/[.T$7]" office:value-type="float" office:value="0.099874780199286" calcext:value-type="float">
            <text:p>0.099874780199286</text:p>
          </table:table-cell>
          <table:table-cell table:formula="of:=[.U17]/[.U$7]" office:value-type="float" office:value="0.232440658620617" calcext:value-type="float">
            <text:p>0.232440658620617</text:p>
          </table:table-cell>
          <table:table-cell/>
          <table:table-cell table:formula="of:=GEOMEAN([.D24:.U24])" office:value-type="float" office:value="0.151749524570391" calcext:value-type="float">
            <text:p>0.15174952457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8]/[.D$7]" office:value-type="float" office:value="0.208402012201648" calcext:value-type="float">
            <text:p>0.208402012201648</text:p>
          </table:table-cell>
          <table:table-cell table:formula="of:=[.E18]/[.E$7]" office:value-type="float" office:value="0.207711631003904" calcext:value-type="float">
            <text:p>0.207711631003904</text:p>
          </table:table-cell>
          <table:table-cell table:formula="of:=[.F18]/[.F$7]" office:value-type="float" office:value="0.203043361764837" calcext:value-type="float">
            <text:p>0.203043361764837</text:p>
          </table:table-cell>
          <table:table-cell table:formula="of:=[.G18]/[.G$7]" office:value-type="float" office:value="0.206130934894127" calcext:value-type="float">
            <text:p>0.206130934894127</text:p>
          </table:table-cell>
          <table:table-cell table:formula="of:=[.H18]/[.H$7]" office:value-type="float" office:value="0.20255677039529" calcext:value-type="float">
            <text:p>0.20255677039529</text:p>
          </table:table-cell>
          <table:table-cell table:formula="of:=[.I18]/[.I$7]" office:value-type="float" office:value="0.21162996477286" calcext:value-type="float">
            <text:p>0.21162996477286</text:p>
          </table:table-cell>
          <table:table-cell table:formula="of:=[.J18]/[.J$7]" office:value-type="float" office:value="0.204365846919038" calcext:value-type="float">
            <text:p>0.204365846919038</text:p>
          </table:table-cell>
          <table:table-cell table:formula="of:=[.K18]/[.K$7]" office:value-type="float" office:value="0.200984923609594" calcext:value-type="float">
            <text:p>0.200984923609594</text:p>
          </table:table-cell>
          <table:table-cell table:formula="of:=[.L18]/[.L$7]" office:value-type="float" office:value="0.195797041338311" calcext:value-type="float">
            <text:p>0.195797041338311</text:p>
          </table:table-cell>
          <table:table-cell table:formula="of:=[.M18]/[.M$7]" office:value-type="float" office:value="0.230003854250052" calcext:value-type="float">
            <text:p>0.230003854250052</text:p>
          </table:table-cell>
          <table:table-cell table:formula="of:=[.N18]/[.N$7]" office:value-type="float" office:value="0.247706222415615" calcext:value-type="float">
            <text:p>0.247706222415615</text:p>
          </table:table-cell>
          <table:table-cell table:formula="of:=[.O18]/[.O$7]" office:value-type="float" office:value="0.208518985204141" calcext:value-type="float">
            <text:p>0.208518985204141</text:p>
          </table:table-cell>
          <table:table-cell table:formula="of:=[.P18]/[.P$7]" office:value-type="float" office:value="0.217842536837995" calcext:value-type="float">
            <text:p>0.217842536837995</text:p>
          </table:table-cell>
          <table:table-cell table:formula="of:=[.Q18]/[.Q$7]" office:value-type="float" office:value="0.224875379091575" calcext:value-type="float">
            <text:p>0.224875379091575</text:p>
          </table:table-cell>
          <table:table-cell table:formula="of:=[.R18]/[.R$7]" office:value-type="float" office:value="0.24873693547765" calcext:value-type="float">
            <text:p>0.24873693547765</text:p>
          </table:table-cell>
          <table:table-cell table:formula="of:=[.S18]/[.S$7]" office:value-type="float" office:value="0.186732004306344" calcext:value-type="float">
            <text:p>0.186732004306344</text:p>
          </table:table-cell>
          <table:table-cell table:formula="of:=[.T18]/[.T$7]" office:value-type="float" office:value="0.215378057228113" calcext:value-type="float">
            <text:p>0.215378057228113</text:p>
          </table:table-cell>
          <table:table-cell table:formula="of:=[.U18]/[.U$7]" office:value-type="float" office:value="0.244890194669316" calcext:value-type="float">
            <text:p>0.244890194669316</text:p>
          </table:table-cell>
          <table:table-cell/>
          <table:table-cell table:formula="of:=GEOMEAN([.D25:.U25])" office:value-type="float" office:value="0.214059761176228" calcext:value-type="float">
            <text:p>0.214059761176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9]/[.D$7]" office:value-type="float" office:value="0.146815797923579" calcext:value-type="float">
            <text:p>0.146815797923579</text:p>
          </table:table-cell>
          <table:table-cell table:formula="of:=[.E19]/[.E$7]" office:value-type="float" office:value="0.130076268878061" calcext:value-type="float">
            <text:p>0.130076268878061</text:p>
          </table:table-cell>
          <table:table-cell table:formula="of:=[.F19]/[.F$7]" office:value-type="float" office:value="0.147088375831733" calcext:value-type="float">
            <text:p>0.147088375831733</text:p>
          </table:table-cell>
          <table:table-cell table:formula="of:=[.G19]/[.G$7]" office:value-type="float" office:value="0.146324376850241" calcext:value-type="float">
            <text:p>0.146324376850241</text:p>
          </table:table-cell>
          <table:table-cell table:formula="of:=[.H19]/[.H$7]" office:value-type="float" office:value="0.19986543313709" calcext:value-type="float">
            <text:p>0.19986543313709</text:p>
          </table:table-cell>
          <table:table-cell table:formula="of:=[.I19]/[.I$7]" office:value-type="float" office:value="0.135020117869008" calcext:value-type="float">
            <text:p>0.135020117869008</text:p>
          </table:table-cell>
          <table:table-cell table:formula="of:=[.J19]/[.J$7]" office:value-type="float" office:value="0.149553283595837" calcext:value-type="float">
            <text:p>0.149553283595837</text:p>
          </table:table-cell>
          <table:table-cell table:formula="of:=[.K19]/[.K$7]" office:value-type="float" office:value="0.176697984772341" calcext:value-type="float">
            <text:p>0.176697984772341</text:p>
          </table:table-cell>
          <table:table-cell table:formula="of:=[.L19]/[.L$7]" office:value-type="float" office:value="0.195679524402046" calcext:value-type="float">
            <text:p>0.195679524402046</text:p>
          </table:table-cell>
          <table:table-cell table:formula="of:=[.M19]/[.M$7]" office:value-type="float" office:value="0.229950487710872" calcext:value-type="float">
            <text:p>0.229950487710872</text:p>
          </table:table-cell>
          <table:table-cell table:formula="of:=[.N19]/[.N$7]" office:value-type="float" office:value="0.247261764157394" calcext:value-type="float">
            <text:p>0.247261764157394</text:p>
          </table:table-cell>
          <table:table-cell table:formula="of:=[.O19]/[.O$7]" office:value-type="float" office:value="0.198347644223899" calcext:value-type="float">
            <text:p>0.198347644223899</text:p>
          </table:table-cell>
          <table:table-cell table:formula="of:=[.P19]/[.P$7]" office:value-type="float" office:value="0.151955445035862" calcext:value-type="float">
            <text:p>0.151955445035862</text:p>
          </table:table-cell>
          <table:table-cell table:formula="of:=[.Q19]/[.Q$7]" office:value-type="float" office:value="0.225003195407908" calcext:value-type="float">
            <text:p>0.225003195407908</text:p>
          </table:table-cell>
          <table:table-cell table:formula="of:=[.R19]/[.R$7]" office:value-type="float" office:value="0.248679085194184" calcext:value-type="float">
            <text:p>0.248679085194184</text:p>
          </table:table-cell>
          <table:table-cell table:formula="of:=[.S19]/[.S$7]" office:value-type="float" office:value="0.152650629246018" calcext:value-type="float">
            <text:p>0.152650629246018</text:p>
          </table:table-cell>
          <table:table-cell table:formula="of:=[.T19]/[.T$7]" office:value-type="float" office:value="0.214618745670592" calcext:value-type="float">
            <text:p>0.214618745670592</text:p>
          </table:table-cell>
          <table:table-cell table:formula="of:=[.U19]/[.U$7]" office:value-type="float" office:value="0.242248102978166" calcext:value-type="float">
            <text:p>0.242248102978166</text:p>
          </table:table-cell>
          <table:table-cell/>
          <table:table-cell table:formula="of:=GEOMEAN([.D26:.U26])" office:value-type="float" office:value="0.181040520145731" calcext:value-type="float">
            <text:p>0.181040520145731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相対タグ比較回数(%)</text:p>
          </table:table-cell>
          <table:table-cell office:value-type="string" calcext:value-type="string">
            <text:p>D(=C*100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24]*100" office:value-type="float" office:value="14.6762281922295" calcext:value-type="float">
            <text:p>14.6762281922295</text:p>
          </table:table-cell>
          <table:table-cell table:formula="of:=[.E24]*100" office:value-type="float" office:value="11.1181562301383" calcext:value-type="float">
            <text:p>11.1181562301383</text:p>
          </table:table-cell>
          <table:table-cell table:formula="of:=[.F24]*100" office:value-type="float" office:value="14.3951234760863" calcext:value-type="float">
            <text:p>14.3951234760863</text:p>
          </table:table-cell>
          <table:table-cell table:formula="of:=[.G24]*100" office:value-type="float" office:value="14.2595647555987" calcext:value-type="float">
            <text:p>14.2595647555987</text:p>
          </table:table-cell>
          <table:table-cell table:formula="of:=[.H24]*100" office:value-type="float" office:value="14.4982338099243" calcext:value-type="float">
            <text:p>14.4982338099243</text:p>
          </table:table-cell>
          <table:table-cell table:formula="of:=[.I24]*100" office:value-type="float" office:value="12.9891313421373" calcext:value-type="float">
            <text:p>12.9891313421373</text:p>
          </table:table-cell>
          <table:table-cell table:formula="of:=[.J24]*100" office:value-type="float" office:value="14.0904485585337" calcext:value-type="float">
            <text:p>14.0904485585337</text:p>
          </table:table-cell>
          <table:table-cell table:formula="of:=[.K24]*100" office:value-type="float" office:value="14.1960098828512" calcext:value-type="float">
            <text:p>14.1960098828512</text:p>
          </table:table-cell>
          <table:table-cell table:formula="of:=[.L24]*100" office:value-type="float" office:value="10.3041614820959" calcext:value-type="float">
            <text:p>10.3041614820959</text:p>
          </table:table-cell>
          <table:table-cell table:formula="of:=[.M24]*100" office:value-type="float" office:value="21.698538349788" calcext:value-type="float">
            <text:p>21.698538349788</text:p>
          </table:table-cell>
          <table:table-cell table:formula="of:=[.N24]*100" office:value-type="float" office:value="23.4375582768695" calcext:value-type="float">
            <text:p>23.4375582768695</text:p>
          </table:table-cell>
          <table:table-cell table:formula="of:=[.O24]*100" office:value-type="float" office:value="14.8231381769528" calcext:value-type="float">
            <text:p>14.8231381769528</text:p>
          </table:table-cell>
          <table:table-cell table:formula="of:=[.P24]*100" office:value-type="float" office:value="15.262335847428" calcext:value-type="float">
            <text:p>15.262335847428</text:p>
          </table:table-cell>
          <table:table-cell table:formula="of:=[.Q24]*100" office:value-type="float" office:value="14.9951778389747" calcext:value-type="float">
            <text:p>14.9951778389747</text:p>
          </table:table-cell>
          <table:table-cell table:formula="of:=[.R24]*100" office:value-type="float" office:value="23.0610513324849" calcext:value-type="float">
            <text:p>23.0610513324849</text:p>
          </table:table-cell>
          <table:table-cell table:formula="of:=[.S24]*100" office:value-type="float" office:value="15.1642721906671" calcext:value-type="float">
            <text:p>15.1642721906671</text:p>
          </table:table-cell>
          <table:table-cell table:formula="of:=[.T24]*100" office:value-type="float" office:value="9.9874780199286" calcext:value-type="float">
            <text:p>9.9874780199286</text:p>
          </table:table-cell>
          <table:table-cell table:formula="of:=[.U24]*100" office:value-type="float" office:value="23.2440658620617" calcext:value-type="float">
            <text:p>23.2440658620617</text:p>
          </table:table-cell>
          <table:table-cell/>
          <table:table-cell table:formula="of:=AVERAGE([.D30:.U30])" office:value-type="float" office:value="15.677815201375" calcext:value-type="float">
            <text:p>15.677815201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25]*100" office:value-type="float" office:value="20.8402012201648" calcext:value-type="float">
            <text:p>20.8402012201648</text:p>
          </table:table-cell>
          <table:table-cell table:formula="of:=[.E25]*100" office:value-type="float" office:value="20.7711631003904" calcext:value-type="float">
            <text:p>20.7711631003904</text:p>
          </table:table-cell>
          <table:table-cell table:formula="of:=[.F25]*100" office:value-type="float" office:value="20.3043361764837" calcext:value-type="float">
            <text:p>20.3043361764837</text:p>
          </table:table-cell>
          <table:table-cell table:formula="of:=[.G25]*100" office:value-type="float" office:value="20.6130934894127" calcext:value-type="float">
            <text:p>20.6130934894127</text:p>
          </table:table-cell>
          <table:table-cell table:formula="of:=[.H25]*100" office:value-type="float" office:value="20.255677039529" calcext:value-type="float">
            <text:p>20.255677039529</text:p>
          </table:table-cell>
          <table:table-cell table:formula="of:=[.I25]*100" office:value-type="float" office:value="21.162996477286" calcext:value-type="float">
            <text:p>21.162996477286</text:p>
          </table:table-cell>
          <table:table-cell table:formula="of:=[.J25]*100" office:value-type="float" office:value="20.4365846919038" calcext:value-type="float">
            <text:p>20.4365846919038</text:p>
          </table:table-cell>
          <table:table-cell table:formula="of:=[.K25]*100" office:value-type="float" office:value="20.0984923609594" calcext:value-type="float">
            <text:p>20.0984923609594</text:p>
          </table:table-cell>
          <table:table-cell table:formula="of:=[.L25]*100" office:value-type="float" office:value="19.5797041338311" calcext:value-type="float">
            <text:p>19.5797041338311</text:p>
          </table:table-cell>
          <table:table-cell table:formula="of:=[.M25]*100" office:value-type="float" office:value="23.0003854250052" calcext:value-type="float">
            <text:p>23.0003854250052</text:p>
          </table:table-cell>
          <table:table-cell table:formula="of:=[.N25]*100" office:value-type="float" office:value="24.7706222415615" calcext:value-type="float">
            <text:p>24.7706222415615</text:p>
          </table:table-cell>
          <table:table-cell table:formula="of:=[.O25]*100" office:value-type="float" office:value="20.8518985204141" calcext:value-type="float">
            <text:p>20.8518985204141</text:p>
          </table:table-cell>
          <table:table-cell table:formula="of:=[.P25]*100" office:value-type="float" office:value="21.7842536837995" calcext:value-type="float">
            <text:p>21.7842536837995</text:p>
          </table:table-cell>
          <table:table-cell table:formula="of:=[.Q25]*100" office:value-type="float" office:value="22.4875379091575" calcext:value-type="float">
            <text:p>22.4875379091575</text:p>
          </table:table-cell>
          <table:table-cell table:formula="of:=[.R25]*100" office:value-type="float" office:value="24.8736935477651" calcext:value-type="float">
            <text:p>24.8736935477651</text:p>
          </table:table-cell>
          <table:table-cell table:formula="of:=[.S25]*100" office:value-type="float" office:value="18.6732004306344" calcext:value-type="float">
            <text:p>18.6732004306344</text:p>
          </table:table-cell>
          <table:table-cell table:formula="of:=[.T25]*100" office:value-type="float" office:value="21.5378057228113" calcext:value-type="float">
            <text:p>21.5378057228113</text:p>
          </table:table-cell>
          <table:table-cell table:formula="of:=[.U25]*100" office:value-type="float" office:value="24.4890194669316" calcext:value-type="float">
            <text:p>24.4890194669316</text:p>
          </table:table-cell>
          <table:table-cell/>
          <table:table-cell table:formula="of:=AVERAGE([.D31:.U31])" office:value-type="float" office:value="21.4739258687801" calcext:value-type="float">
            <text:p>21.47392586878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26]*100" office:value-type="float" office:value="14.6815797923579" calcext:value-type="float">
            <text:p>14.6815797923579</text:p>
          </table:table-cell>
          <table:table-cell table:formula="of:=[.E26]*100" office:value-type="float" office:value="13.0076268878061" calcext:value-type="float">
            <text:p>13.0076268878061</text:p>
          </table:table-cell>
          <table:table-cell table:formula="of:=[.F26]*100" office:value-type="float" office:value="14.7088375831733" calcext:value-type="float">
            <text:p>14.7088375831733</text:p>
          </table:table-cell>
          <table:table-cell table:formula="of:=[.G26]*100" office:value-type="float" office:value="14.6324376850241" calcext:value-type="float">
            <text:p>14.6324376850241</text:p>
          </table:table-cell>
          <table:table-cell table:formula="of:=[.H26]*100" office:value-type="float" office:value="19.986543313709" calcext:value-type="float">
            <text:p>19.986543313709</text:p>
          </table:table-cell>
          <table:table-cell table:formula="of:=[.I26]*100" office:value-type="float" office:value="13.5020117869008" calcext:value-type="float">
            <text:p>13.5020117869008</text:p>
          </table:table-cell>
          <table:table-cell table:formula="of:=[.J26]*100" office:value-type="float" office:value="14.9553283595837" calcext:value-type="float">
            <text:p>14.9553283595837</text:p>
          </table:table-cell>
          <table:table-cell table:formula="of:=[.K26]*100" office:value-type="float" office:value="17.6697984772341" calcext:value-type="float">
            <text:p>17.6697984772341</text:p>
          </table:table-cell>
          <table:table-cell table:formula="of:=[.L26]*100" office:value-type="float" office:value="19.5679524402046" calcext:value-type="float">
            <text:p>19.5679524402046</text:p>
          </table:table-cell>
          <table:table-cell table:formula="of:=[.M26]*100" office:value-type="float" office:value="22.9950487710872" calcext:value-type="float">
            <text:p>22.9950487710872</text:p>
          </table:table-cell>
          <table:table-cell table:formula="of:=[.N26]*100" office:value-type="float" office:value="24.7261764157394" calcext:value-type="float">
            <text:p>24.7261764157394</text:p>
          </table:table-cell>
          <table:table-cell table:formula="of:=[.O26]*100" office:value-type="float" office:value="19.8347644223899" calcext:value-type="float">
            <text:p>19.8347644223899</text:p>
          </table:table-cell>
          <table:table-cell table:formula="of:=[.P26]*100" office:value-type="float" office:value="15.1955445035862" calcext:value-type="float">
            <text:p>15.1955445035862</text:p>
          </table:table-cell>
          <table:table-cell table:formula="of:=[.Q26]*100" office:value-type="float" office:value="22.5003195407908" calcext:value-type="float">
            <text:p>22.5003195407908</text:p>
          </table:table-cell>
          <table:table-cell table:formula="of:=[.R26]*100" office:value-type="float" office:value="24.8679085194184" calcext:value-type="float">
            <text:p>24.8679085194184</text:p>
          </table:table-cell>
          <table:table-cell table:formula="of:=[.S26]*100" office:value-type="float" office:value="15.2650629246018" calcext:value-type="float">
            <text:p>15.2650629246018</text:p>
          </table:table-cell>
          <table:table-cell table:formula="of:=[.T26]*100" office:value-type="float" office:value="21.4618745670592" calcext:value-type="float">
            <text:p>21.4618745670592</text:p>
          </table:table-cell>
          <table:table-cell table:formula="of:=[.U26]*100" office:value-type="float" office:value="24.2248102978166" calcext:value-type="float">
            <text:p>24.2248102978166</text:p>
          </table:table-cell>
          <table:table-cell/>
          <table:table-cell table:formula="of:=AVERAGE([.D32:.U32])" office:value-type="float" office:value="18.5435347938046" calcext:value-type="float">
            <text:p>18.5435347938046</text:p>
          </table:table-cell>
        </table:table-row>
        <table:table-row table:style-name="ro1" table:number-rows-repeated="30">
          <table:table-cell table:number-columns-repeated="23"/>
        </table:table-row>
        <table:table-row table:style-name="ro1" table:number-rows-repeated="2">
          <table:table-cell table:number-columns-repeated="12"/>
          <table:table-cell table:style-name="ce3" table:number-columns-repeated="10"/>
          <table:table-cell/>
        </table:table-row>
        <table:table-row table:style-name="ro1">
          <table:table-cell table:number-columns-repeated="3"/>
          <table:table-cell table:style-name="ce3" table:number-columns-repeated="19"/>
          <table:table-cell/>
        </table:table-row>
        <table:table-row table:style-name="ro1" table:number-rows-repeated="2">
          <table:table-cell table:number-columns-repeated="13"/>
          <table:table-cell table:style-name="ce3" table:number-columns-repeated="9"/>
          <table:table-cell/>
        </table:table-row>
        <table:table-row table:style-name="ro1" table:number-rows-repeated="2">
          <table:table-cell table:number-columns-repeated="21"/>
          <table:table-cell table:style-name="ce3"/>
          <table:table-cell/>
        </table:table-row>
        <table:table-row table:style-name="ro1">
          <table:table-cell table:number-columns-repeated="21"/>
          <table:table-cell table:style-name="ce3"/>
          <table:table-cell/>
        </table:table-row>
      </table:table>
      <table:table table:name="occupancy" table:style-name="ta1">
        <table:shapes>
          <draw:frame draw:z-index="0" draw:style-name="gr1" draw:text-style-name="P1" svg:width="210mm" svg:height="100mm" svg:x="46.94mm" svg:y="116.8mm">
            <draw:object draw:notify-on-update-of-ranges="occupancy.D14:occupancy.W14 occupancy.C15:occupancy.C15 occupancy.D15:occupancy.W15 occupancy.C16:occupancy.C16 occupancy.D16:occupancy.W16 occupancy.C17:occupancy.C17 occupancy.D17:occupancy.W17 occupancy.C18:occupancy.C18 occupancy.D18:occupancy.W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Qサイズ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9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get res_occupancy data from 1 to 4 ( INT )</text:p>
          </table:table-cell>
          <table:table-cell table:number-columns-repeated="8"/>
          <table:table-cell office:value-type="string" calcext:value-type="string">
            <text:p>get res_occupancy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占有エントリ数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SE</text:p>
          </table:table-cell>
          <table:table-cell office:value-type="float" office:value="67.899" calcext:value-type="float">
            <text:p>67.899</text:p>
          </table:table-cell>
          <table:table-cell office:value-type="float" office:value="92.951" calcext:value-type="float">
            <text:p>92.951</text:p>
          </table:table-cell>
          <table:table-cell office:value-type="float" office:value="62.289" calcext:value-type="float">
            <text:p>62.289</text:p>
          </table:table-cell>
          <table:table-cell office:value-type="float" office:value="50.006" calcext:value-type="float">
            <text:p>50.006</text:p>
          </table:table-cell>
          <table:table-cell office:value-type="float" office:value="58.527" calcext:value-type="float">
            <text:p>58.527</text:p>
          </table:table-cell>
          <table:table-cell office:value-type="float" office:value="51.921" calcext:value-type="float">
            <text:p>51.921</text:p>
          </table:table-cell>
          <table:table-cell office:value-type="float" office:value="87.159" calcext:value-type="float">
            <text:p>87.159</text:p>
          </table:table-cell>
          <table:table-cell office:value-type="float" office:value="68.436" calcext:value-type="float">
            <text:p>68.436</text:p>
          </table:table-cell>
          <table:table-cell office:value-type="float" office:value="125.39" calcext:value-type="float">
            <text:p>125.39</text:p>
          </table:table-cell>
          <table:table-cell office:value-type="float" office:value="43.159" calcext:value-type="float">
            <text:p>43.159</text:p>
          </table:table-cell>
          <table:table-cell office:value-type="float" office:value="33.612" calcext:value-type="float">
            <text:p>33.612</text:p>
          </table:table-cell>
          <table:table-cell office:value-type="float" office:value="74.403" calcext:value-type="float">
            <text:p>74.403</text:p>
          </table:table-cell>
          <table:table-cell office:value-type="float" office:value="90.846" calcext:value-type="float">
            <text:p>90.846</text:p>
          </table:table-cell>
          <table:table-cell office:value-type="float" office:value="101.14" calcext:value-type="float">
            <text:p>101.14</text:p>
          </table:table-cell>
          <table:table-cell office:value-type="float" office:value="52.741" calcext:value-type="float">
            <text:p>52.741</text:p>
          </table:table-cell>
          <table:table-cell office:value-type="float" office:value="41.332" calcext:value-type="float">
            <text:p>41.332</text:p>
          </table:table-cell>
          <table:table-cell office:value-type="float" office:value="114.97" calcext:value-type="float">
            <text:p>114.97</text:p>
          </table:table-cell>
          <table:table-cell office:value-type="float" office:value="59.243" calcext:value-type="float">
            <text:p>59.2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office:value-type="float" office:value="48.625" calcext:value-type="float">
            <text:p>48.625</text:p>
          </table:table-cell>
          <table:table-cell office:value-type="float" office:value="66.545" calcext:value-type="float">
            <text:p>66.545</text:p>
          </table:table-cell>
          <table:table-cell office:value-type="float" office:value="46.209" calcext:value-type="float">
            <text:p>46.209</text:p>
          </table:table-cell>
          <table:table-cell office:value-type="float" office:value="40.102" calcext:value-type="float">
            <text:p>40.102</text:p>
          </table:table-cell>
          <table:table-cell office:value-type="float" office:value="46.905" calcext:value-type="float">
            <text:p>46.905</text:p>
          </table:table-cell>
          <table:table-cell office:value-type="float" office:value="38.243" calcext:value-type="float">
            <text:p>38.243</text:p>
          </table:table-cell>
          <table:table-cell office:value-type="float" office:value="59.677" calcext:value-type="float">
            <text:p>59.677</text:p>
          </table:table-cell>
          <table:table-cell office:value-type="float" office:value="61.273" calcext:value-type="float">
            <text:p>61.273</text:p>
          </table:table-cell>
          <table:table-cell office:value-type="float" office:value="61.361" calcext:value-type="float">
            <text:p>61.361</text:p>
          </table:table-cell>
          <table:table-cell office:value-type="float" office:value="38.993" calcext:value-type="float">
            <text:p>38.993</text:p>
          </table:table-cell>
          <table:table-cell office:value-type="float" office:value="31.657" calcext:value-type="float">
            <text:p>31.657</text:p>
          </table:table-cell>
          <table:table-cell office:value-type="float" office:value="56.756" calcext:value-type="float">
            <text:p>56.756</text:p>
          </table:table-cell>
          <table:table-cell office:value-type="float" office:value="59.436" calcext:value-type="float">
            <text:p>59.436</text:p>
          </table:table-cell>
          <table:table-cell office:value-type="float" office:value="73.681" calcext:value-type="float">
            <text:p>73.681</text:p>
          </table:table-cell>
          <table:table-cell office:value-type="float" office:value="47.88" calcext:value-type="float">
            <text:p>47.88</text:p>
          </table:table-cell>
          <table:table-cell office:value-type="float" office:value="33.775" calcext:value-type="float">
            <text:p>33.775</text:p>
          </table:table-cell>
          <table:table-cell office:value-type="float" office:value="74.659" calcext:value-type="float">
            <text:p>74.659</text:p>
          </table:table-cell>
          <table:table-cell office:value-type="float" office:value="53.324" calcext:value-type="float">
            <text:p>53.3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office:value-type="float" office:value="59.452" calcext:value-type="float">
            <text:p>59.452</text:p>
          </table:table-cell>
          <table:table-cell office:value-type="float" office:value="86.418" calcext:value-type="float">
            <text:p>86.418</text:p>
          </table:table-cell>
          <table:table-cell office:value-type="float" office:value="56.456" calcext:value-type="float">
            <text:p>56.456</text:p>
          </table:table-cell>
          <table:table-cell office:value-type="float" office:value="48.365" calcext:value-type="float">
            <text:p>48.365</text:p>
          </table:table-cell>
          <table:table-cell office:value-type="float" office:value="55.333" calcext:value-type="float">
            <text:p>55.333</text:p>
          </table:table-cell>
          <table:table-cell office:value-type="float" office:value="48.353" calcext:value-type="float">
            <text:p>48.353</text:p>
          </table:table-cell>
          <table:table-cell office:value-type="float" office:value="74.187" calcext:value-type="float">
            <text:p>74.187</text:p>
          </table:table-cell>
          <table:table-cell office:value-type="float" office:value="66.54" calcext:value-type="float">
            <text:p>66.54</text:p>
          </table:table-cell>
          <table:table-cell office:value-type="float" office:value="94.785" calcext:value-type="float">
            <text:p>94.785</text:p>
          </table:table-cell>
          <table:table-cell office:value-type="float" office:value="40.177" calcext:value-type="float">
            <text:p>40.177</text:p>
          </table:table-cell>
          <table:table-cell office:value-type="float" office:value="32.91" calcext:value-type="float">
            <text:p>32.91</text:p>
          </table:table-cell>
          <table:table-cell office:value-type="float" office:value="67.225" calcext:value-type="float">
            <text:p>67.225</text:p>
          </table:table-cell>
          <table:table-cell office:value-type="float" office:value="75.289" calcext:value-type="float">
            <text:p>75.289</text:p>
          </table:table-cell>
          <table:table-cell office:value-type="float" office:value="95.076" calcext:value-type="float">
            <text:p>95.076</text:p>
          </table:table-cell>
          <table:table-cell office:value-type="float" office:value="51.15" calcext:value-type="float">
            <text:p>51.15</text:p>
          </table:table-cell>
          <table:table-cell office:value-type="float" office:value="38.117" calcext:value-type="float">
            <text:p>38.117</text:p>
          </table:table-cell>
          <table:table-cell office:value-type="float" office:value="105.87" calcext:value-type="float">
            <text:p>105.87</text:p>
          </table:table-cell>
          <table:table-cell office:value-type="float" office:value="56.188" calcext:value-type="float">
            <text:p>56.1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float" office:value="48.652" calcext:value-type="float">
            <text:p>48.652</text:p>
          </table:table-cell>
          <table:table-cell office:value-type="float" office:value="70.652" calcext:value-type="float">
            <text:p>70.652</text:p>
          </table:table-cell>
          <table:table-cell office:value-type="float" office:value="46.684" calcext:value-type="float">
            <text:p>46.684</text:p>
          </table:table-cell>
          <table:table-cell office:value-type="float" office:value="40.426" calcext:value-type="float">
            <text:p>40.426</text:p>
          </table:table-cell>
          <table:table-cell office:value-type="float" office:value="55.231" calcext:value-type="float">
            <text:p>55.231</text:p>
          </table:table-cell>
          <table:table-cell office:value-type="float" office:value="39.7" calcext:value-type="float">
            <text:p>39.7</text:p>
          </table:table-cell>
          <table:table-cell office:value-type="float" office:value="61.623" calcext:value-type="float">
            <text:p>61.623</text:p>
          </table:table-cell>
          <table:table-cell office:value-type="float" office:value="65.689" calcext:value-type="float">
            <text:p>65.689</text:p>
          </table:table-cell>
          <table:table-cell office:value-type="float" office:value="94.759" calcext:value-type="float">
            <text:p>94.759</text:p>
          </table:table-cell>
          <table:table-cell office:value-type="float" office:value="40.166" calcext:value-type="float">
            <text:p>40.166</text:p>
          </table:table-cell>
          <table:table-cell office:value-type="float" office:value="32.867" calcext:value-type="float">
            <text:p>32.867</text:p>
          </table:table-cell>
          <table:table-cell office:value-type="float" office:value="65.349" calcext:value-type="float">
            <text:p>65.349</text:p>
          </table:table-cell>
          <table:table-cell office:value-type="float" office:value="59.127" calcext:value-type="float">
            <text:p>59.127</text:p>
          </table:table-cell>
          <table:table-cell office:value-type="float" office:value="95.019" calcext:value-type="float">
            <text:p>95.019</text:p>
          </table:table-cell>
          <table:table-cell office:value-type="float" office:value="51.147" calcext:value-type="float">
            <text:p>51.147</text:p>
          </table:table-cell>
          <table:table-cell office:value-type="float" office:value="33.901" calcext:value-type="float">
            <text:p>33.901</text:p>
          </table:table-cell>
          <table:table-cell office:value-type="float" office:value="105.67" calcext:value-type="float">
            <text:p>105.67</text:p>
          </table:table-cell>
          <table:table-cell office:value-type="float" office:value="55.525" calcext:value-type="float">
            <text:p>55.525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占有率</text:p>
          </table:table-cell>
          <table:table-cell office:value-type="string" calcext:value-type="string">
            <text:p>C(=B/A*100)</text:p>
          </table:table-cell>
          <table:table-cell office:value-type="string" calcext:value-type="string">
            <text:p>BASE</text:p>
          </table:table-cell>
          <table:table-cell table:formula="of:=[.D8]/[.$D$3]*100" office:value-type="float" office:value="53.04609375" calcext:value-type="float">
            <text:p>53.04609375</text:p>
          </table:table-cell>
          <table:table-cell table:formula="of:=[.E8]/[.$D$3]*100" office:value-type="float" office:value="72.61796875" calcext:value-type="float">
            <text:p>72.61796875</text:p>
          </table:table-cell>
          <table:table-cell table:formula="of:=[.F8]/[.$D$3]*100" office:value-type="float" office:value="48.66328125" calcext:value-type="float">
            <text:p>48.66328125</text:p>
          </table:table-cell>
          <table:table-cell table:formula="of:=[.G8]/[.$D$3]*100" office:value-type="float" office:value="39.0671875" calcext:value-type="float">
            <text:p>39.0671875</text:p>
          </table:table-cell>
          <table:table-cell table:formula="of:=[.H8]/[.$D$3]*100" office:value-type="float" office:value="45.72421875" calcext:value-type="float">
            <text:p>45.72421875</text:p>
          </table:table-cell>
          <table:table-cell table:formula="of:=[.I8]/[.$D$3]*100" office:value-type="float" office:value="40.56328125" calcext:value-type="float">
            <text:p>40.56328125</text:p>
          </table:table-cell>
          <table:table-cell table:formula="of:=[.J8]/[.$D$3]*100" office:value-type="float" office:value="68.09296875" calcext:value-type="float">
            <text:p>68.09296875</text:p>
          </table:table-cell>
          <table:table-cell table:formula="of:=[.K8]/[.$D$3]*100" office:value-type="float" office:value="53.465625" calcext:value-type="float">
            <text:p>53.465625</text:p>
          </table:table-cell>
          <table:table-cell table:formula="of:=[.L8]/[.$D$3]*100" office:value-type="float" office:value="97.9609375" calcext:value-type="float">
            <text:p>97.9609375</text:p>
          </table:table-cell>
          <table:table-cell table:formula="of:=[.M8]/[.$D$3]*100" office:value-type="float" office:value="33.71796875" calcext:value-type="float">
            <text:p>33.71796875</text:p>
          </table:table-cell>
          <table:table-cell table:formula="of:=[.N8]/[.$D$3]*100" office:value-type="float" office:value="26.259375" calcext:value-type="float">
            <text:p>26.259375</text:p>
          </table:table-cell>
          <table:table-cell table:formula="of:=[.O8]/[.$D$3]*100" office:value-type="float" office:value="58.12734375" calcext:value-type="float">
            <text:p>58.12734375</text:p>
          </table:table-cell>
          <table:table-cell table:formula="of:=[.P8]/[.$D$3]*100" office:value-type="float" office:value="70.9734375" calcext:value-type="float">
            <text:p>70.9734375</text:p>
          </table:table-cell>
          <table:table-cell table:formula="of:=[.Q8]/[.$D$3]*100" office:value-type="float" office:value="79.015625" calcext:value-type="float">
            <text:p>79.015625</text:p>
          </table:table-cell>
          <table:table-cell table:formula="of:=[.R8]/[.$D$3]*100" office:value-type="float" office:value="41.20390625" calcext:value-type="float">
            <text:p>41.20390625</text:p>
          </table:table-cell>
          <table:table-cell table:formula="of:=[.S8]/[.$D$3]*100" office:value-type="float" office:value="32.290625" calcext:value-type="float">
            <text:p>32.290625</text:p>
          </table:table-cell>
          <table:table-cell table:formula="of:=[.T8]/[.$D$3]*100" office:value-type="float" office:value="89.8203125" calcext:value-type="float">
            <text:p>89.8203125</text:p>
          </table:table-cell>
          <table:table-cell table:formula="of:=[.U8]/[.$D$3]*100" office:value-type="float" office:value="46.28359375" calcext:value-type="float">
            <text:p>46.28359375</text:p>
          </table:table-cell>
          <table:table-cell/>
          <table:table-cell table:formula="of:=AVERAGE([.D15:.U15])" office:value-type="float" office:value="55.3829861111111" calcext:value-type="float">
            <text:p>55.3829861111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9]/[.$D$3]*100" office:value-type="float" office:value="37.98828125" calcext:value-type="float">
            <text:p>37.98828125</text:p>
          </table:table-cell>
          <table:table-cell table:formula="of:=[.E9]/[.$D$3]*100" office:value-type="float" office:value="51.98828125" calcext:value-type="float">
            <text:p>51.98828125</text:p>
          </table:table-cell>
          <table:table-cell table:formula="of:=[.F9]/[.$D$3]*100" office:value-type="float" office:value="36.10078125" calcext:value-type="float">
            <text:p>36.10078125</text:p>
          </table:table-cell>
          <table:table-cell table:formula="of:=[.G9]/[.$D$3]*100" office:value-type="float" office:value="31.3296875" calcext:value-type="float">
            <text:p>31.3296875</text:p>
          </table:table-cell>
          <table:table-cell table:formula="of:=[.H9]/[.$D$3]*100" office:value-type="float" office:value="36.64453125" calcext:value-type="float">
            <text:p>36.64453125</text:p>
          </table:table-cell>
          <table:table-cell table:formula="of:=[.I9]/[.$D$3]*100" office:value-type="float" office:value="29.87734375" calcext:value-type="float">
            <text:p>29.87734375</text:p>
          </table:table-cell>
          <table:table-cell table:formula="of:=[.J9]/[.$D$3]*100" office:value-type="float" office:value="46.62265625" calcext:value-type="float">
            <text:p>46.62265625</text:p>
          </table:table-cell>
          <table:table-cell table:formula="of:=[.K9]/[.$D$3]*100" office:value-type="float" office:value="47.86953125" calcext:value-type="float">
            <text:p>47.86953125</text:p>
          </table:table-cell>
          <table:table-cell table:formula="of:=[.L9]/[.$D$3]*100" office:value-type="float" office:value="47.93828125" calcext:value-type="float">
            <text:p>47.93828125</text:p>
          </table:table-cell>
          <table:table-cell table:formula="of:=[.M9]/[.$D$3]*100" office:value-type="float" office:value="30.46328125" calcext:value-type="float">
            <text:p>30.46328125</text:p>
          </table:table-cell>
          <table:table-cell table:formula="of:=[.N9]/[.$D$3]*100" office:value-type="float" office:value="24.73203125" calcext:value-type="float">
            <text:p>24.73203125</text:p>
          </table:table-cell>
          <table:table-cell table:formula="of:=[.O9]/[.$D$3]*100" office:value-type="float" office:value="44.340625" calcext:value-type="float">
            <text:p>44.340625</text:p>
          </table:table-cell>
          <table:table-cell table:formula="of:=[.P9]/[.$D$3]*100" office:value-type="float" office:value="46.434375" calcext:value-type="float">
            <text:p>46.434375</text:p>
          </table:table-cell>
          <table:table-cell table:formula="of:=[.Q9]/[.$D$3]*100" office:value-type="float" office:value="57.56328125" calcext:value-type="float">
            <text:p>57.56328125</text:p>
          </table:table-cell>
          <table:table-cell table:formula="of:=[.R9]/[.$D$3]*100" office:value-type="float" office:value="37.40625" calcext:value-type="float">
            <text:p>37.40625</text:p>
          </table:table-cell>
          <table:table-cell table:formula="of:=[.S9]/[.$D$3]*100" office:value-type="float" office:value="26.38671875" calcext:value-type="float">
            <text:p>26.38671875</text:p>
          </table:table-cell>
          <table:table-cell table:formula="of:=[.T9]/[.$D$3]*100" office:value-type="float" office:value="58.32734375" calcext:value-type="float">
            <text:p>58.32734375</text:p>
          </table:table-cell>
          <table:table-cell table:formula="of:=[.U9]/[.$D$3]*100" office:value-type="float" office:value="41.659375" calcext:value-type="float">
            <text:p>41.659375</text:p>
          </table:table-cell>
          <table:table-cell/>
          <table:table-cell table:formula="of:=AVERAGE([.D16:.U16])" office:value-type="float" office:value="40.7595920138889" calcext:value-type="float">
            <text:p>40.75959201388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0]/[.$D$3]*100" office:value-type="float" office:value="46.446875" calcext:value-type="float">
            <text:p>46.446875</text:p>
          </table:table-cell>
          <table:table-cell table:formula="of:=[.E10]/[.$D$3]*100" office:value-type="float" office:value="67.5140625" calcext:value-type="float">
            <text:p>67.5140625</text:p>
          </table:table-cell>
          <table:table-cell table:formula="of:=[.F10]/[.$D$3]*100" office:value-type="float" office:value="44.10625" calcext:value-type="float">
            <text:p>44.10625</text:p>
          </table:table-cell>
          <table:table-cell table:formula="of:=[.G10]/[.$D$3]*100" office:value-type="float" office:value="37.78515625" calcext:value-type="float">
            <text:p>37.78515625</text:p>
          </table:table-cell>
          <table:table-cell table:formula="of:=[.H10]/[.$D$3]*100" office:value-type="float" office:value="43.22890625" calcext:value-type="float">
            <text:p>43.22890625</text:p>
          </table:table-cell>
          <table:table-cell table:formula="of:=[.I10]/[.$D$3]*100" office:value-type="float" office:value="37.77578125" calcext:value-type="float">
            <text:p>37.77578125</text:p>
          </table:table-cell>
          <table:table-cell table:formula="of:=[.J10]/[.$D$3]*100" office:value-type="float" office:value="57.95859375" calcext:value-type="float">
            <text:p>57.95859375</text:p>
          </table:table-cell>
          <table:table-cell table:formula="of:=[.K10]/[.$D$3]*100" office:value-type="float" office:value="51.984375" calcext:value-type="float">
            <text:p>51.984375</text:p>
          </table:table-cell>
          <table:table-cell table:formula="of:=[.L10]/[.$D$3]*100" office:value-type="float" office:value="74.05078125" calcext:value-type="float">
            <text:p>74.05078125</text:p>
          </table:table-cell>
          <table:table-cell table:formula="of:=[.M10]/[.$D$3]*100" office:value-type="float" office:value="31.38828125" calcext:value-type="float">
            <text:p>31.38828125</text:p>
          </table:table-cell>
          <table:table-cell table:formula="of:=[.N10]/[.$D$3]*100" office:value-type="float" office:value="25.7109375" calcext:value-type="float">
            <text:p>25.7109375</text:p>
          </table:table-cell>
          <table:table-cell table:formula="of:=[.O10]/[.$D$3]*100" office:value-type="float" office:value="52.51953125" calcext:value-type="float">
            <text:p>52.51953125</text:p>
          </table:table-cell>
          <table:table-cell table:formula="of:=[.P10]/[.$D$3]*100" office:value-type="float" office:value="58.81953125" calcext:value-type="float">
            <text:p>58.81953125</text:p>
          </table:table-cell>
          <table:table-cell table:formula="of:=[.Q10]/[.$D$3]*100" office:value-type="float" office:value="74.278125" calcext:value-type="float">
            <text:p>74.278125</text:p>
          </table:table-cell>
          <table:table-cell table:formula="of:=[.R10]/[.$D$3]*100" office:value-type="float" office:value="39.9609375" calcext:value-type="float">
            <text:p>39.9609375</text:p>
          </table:table-cell>
          <table:table-cell table:formula="of:=[.S10]/[.$D$3]*100" office:value-type="float" office:value="29.77890625" calcext:value-type="float">
            <text:p>29.77890625</text:p>
          </table:table-cell>
          <table:table-cell table:formula="of:=[.T10]/[.$D$3]*100" office:value-type="float" office:value="82.7109375" calcext:value-type="float">
            <text:p>82.7109375</text:p>
          </table:table-cell>
          <table:table-cell table:formula="of:=[.U10]/[.$D$3]*100" office:value-type="float" office:value="43.896875" calcext:value-type="float">
            <text:p>43.896875</text:p>
          </table:table-cell>
          <table:table-cell/>
          <table:table-cell table:formula="of:=AVERAGE([.D17:.U17])" office:value-type="float" office:value="49.9952690972222" calcext:value-type="float">
            <text:p>49.99526909722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1]/[.$D$3]*100" office:value-type="float" office:value="38.009375" calcext:value-type="float">
            <text:p>38.009375</text:p>
          </table:table-cell>
          <table:table-cell table:formula="of:=[.E11]/[.$D$3]*100" office:value-type="float" office:value="55.196875" calcext:value-type="float">
            <text:p>55.196875</text:p>
          </table:table-cell>
          <table:table-cell table:formula="of:=[.F11]/[.$D$3]*100" office:value-type="float" office:value="36.471875" calcext:value-type="float">
            <text:p>36.471875</text:p>
          </table:table-cell>
          <table:table-cell table:formula="of:=[.G11]/[.$D$3]*100" office:value-type="float" office:value="31.5828125" calcext:value-type="float">
            <text:p>31.5828125</text:p>
          </table:table-cell>
          <table:table-cell table:formula="of:=[.H11]/[.$D$3]*100" office:value-type="float" office:value="43.14921875" calcext:value-type="float">
            <text:p>43.14921875</text:p>
          </table:table-cell>
          <table:table-cell table:formula="of:=[.I11]/[.$D$3]*100" office:value-type="float" office:value="31.015625" calcext:value-type="float">
            <text:p>31.015625</text:p>
          </table:table-cell>
          <table:table-cell table:formula="of:=[.J11]/[.$D$3]*100" office:value-type="float" office:value="48.14296875" calcext:value-type="float">
            <text:p>48.14296875</text:p>
          </table:table-cell>
          <table:table-cell table:formula="of:=[.K11]/[.$D$3]*100" office:value-type="float" office:value="51.31953125" calcext:value-type="float">
            <text:p>51.31953125</text:p>
          </table:table-cell>
          <table:table-cell table:formula="of:=[.L11]/[.$D$3]*100" office:value-type="float" office:value="74.03046875" calcext:value-type="float">
            <text:p>74.03046875</text:p>
          </table:table-cell>
          <table:table-cell table:formula="of:=[.M11]/[.$D$3]*100" office:value-type="float" office:value="31.3796875" calcext:value-type="float">
            <text:p>31.3796875</text:p>
          </table:table-cell>
          <table:table-cell table:formula="of:=[.N11]/[.$D$3]*100" office:value-type="float" office:value="25.67734375" calcext:value-type="float">
            <text:p>25.67734375</text:p>
          </table:table-cell>
          <table:table-cell table:formula="of:=[.O11]/[.$D$3]*100" office:value-type="float" office:value="51.05390625" calcext:value-type="float">
            <text:p>51.05390625</text:p>
          </table:table-cell>
          <table:table-cell table:formula="of:=[.P11]/[.$D$3]*100" office:value-type="float" office:value="46.19296875" calcext:value-type="float">
            <text:p>46.19296875</text:p>
          </table:table-cell>
          <table:table-cell table:formula="of:=[.Q11]/[.$D$3]*100" office:value-type="float" office:value="74.23359375" calcext:value-type="float">
            <text:p>74.23359375</text:p>
          </table:table-cell>
          <table:table-cell table:formula="of:=[.R11]/[.$D$3]*100" office:value-type="float" office:value="39.95859375" calcext:value-type="float">
            <text:p>39.95859375</text:p>
          </table:table-cell>
          <table:table-cell table:formula="of:=[.S11]/[.$D$3]*100" office:value-type="float" office:value="26.48515625" calcext:value-type="float">
            <text:p>26.48515625</text:p>
          </table:table-cell>
          <table:table-cell table:formula="of:=[.T11]/[.$D$3]*100" office:value-type="float" office:value="82.5546875" calcext:value-type="float">
            <text:p>82.5546875</text:p>
          </table:table-cell>
          <table:table-cell table:formula="of:=[.U11]/[.$D$3]*100" office:value-type="float" office:value="43.37890625" calcext:value-type="float">
            <text:p>43.37890625</text:p>
          </table:table-cell>
          <table:table-cell/>
          <table:table-cell table:formula="of:=AVERAGE([.D18:.U18])" office:value-type="float" office:value="46.1018663194445" calcext:value-type="float">
            <text:p>46.1018663194445</text:p>
          </table:table-cell>
        </table:table-row>
      </table:table>
      <table:table table:name="mode rate" table:style-name="ta1">
        <table:shapes>
          <draw:frame draw:z-index="0" draw:style-name="gr1" draw:text-style-name="P1" svg:width="210mm" svg:height="100mm" svg:x="50.16mm" svg:y="101.32mm">
            <draw:object draw:notify-on-update-of-ranges="'mode rate'.D11:'mode rate'.W11 'mode rate'.C12:'mode rate'.C12 'mode rate'.D12:'mode rate'.W12 'mode rate'.C13:'mode rate'.C13 'mode rate'.D13:'mode rate'.W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 の割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GRESSIVE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807" calcext:value-type="float">
            <text:p>0.807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014" calcext:value-type="float">
            <text:p>0.014</text:p>
          </table:table-cell>
          <table:table-cell office:value-type="float" office:value="0.8121" calcext:value-type="float">
            <text:p>0.8121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35" calcext:value-type="float">
            <text:p>0.963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167" calcext:value-type="float">
            <text:p>0.2167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AGG の割合(%)</text:p>
          </table:table-cell>
          <table:table-cell office:value-type="string" calcext:value-type="string">
            <text:p>B(=A*100)</text:p>
          </table:table-cell>
          <table:table-cell office:value-type="string" calcext:value-type="string">
            <text:p>AGGRESSIVE</text:p>
          </table:table-cell>
          <table:table-cell table:formula="of:=[.D8]*100" office:value-type="float" office:value="99.56" calcext:value-type="float">
            <text:p>99.56</text:p>
          </table:table-cell>
          <table:table-cell table:formula="of:=[.E8]*100" office:value-type="float" office:value="80.7" calcext:value-type="float">
            <text:p>80.7</text:p>
          </table:table-cell>
          <table:table-cell table:formula="of:=[.F8]*100" office:value-type="float" office:value="93.61" calcext:value-type="float">
            <text:p>93.61</text:p>
          </table:table-cell>
          <table:table-cell table:formula="of:=[.G8]*100" office:value-type="float" office:value="83.32" calcext:value-type="float">
            <text:p>83.32</text:p>
          </table:table-cell>
          <table:table-cell table:formula="of:=[.H8]*100" office:value-type="float" office:value="1.4" calcext:value-type="float">
            <text:p>1.4</text:p>
          </table:table-cell>
          <table:table-cell table:formula="of:=[.I8]*100" office:value-type="float" office:value="81.21" calcext:value-type="float">
            <text:p>81.21</text:p>
          </table:table-cell>
          <table:table-cell table:formula="of:=[.J8]*100" office:value-type="float" office:value="87.19" calcext:value-type="float">
            <text:p>87.19</text:p>
          </table:table-cell>
          <table:table-cell table:formula="of:=[.K8]*100" office:value-type="float" office:value="9.3" calcext:value-type="float">
            <text:p>9.3</text:p>
          </table:table-cell>
          <table:table-cell table:formula="of:=[.L8]*100" office:value-type="float" office:value="0.12" calcext:value-type="float">
            <text:p>0.12</text:p>
          </table:table-cell>
          <table:table-cell table:formula="of:=[.M8]*100" office:value-type="float" office:value="0.22" calcext:value-type="float">
            <text:p>0.22</text:p>
          </table:table-cell>
          <table:table-cell table:formula="of:=[.N8]*100" office:value-type="float" office:value="4.03" calcext:value-type="float">
            <text:p>4.03</text:p>
          </table:table-cell>
          <table:table-cell table:formula="of:=[.O8]*100" office:value-type="float" office:value="35.51" calcext:value-type="float">
            <text:p>35.51</text:p>
          </table:table-cell>
          <table:table-cell table:formula="of:=[.P8]*100" office:value-type="float" office:value="99.77" calcext:value-type="float">
            <text:p>99.77</text:p>
          </table:table-cell>
          <table:table-cell table:formula="of:=[.Q8]*100" office:value-type="float" office:value="0.11" calcext:value-type="float">
            <text:p>0.11</text:p>
          </table:table-cell>
          <table:table-cell table:formula="of:=[.R8]*100" office:value-type="float" office:value="0.03" calcext:value-type="float">
            <text:p>0.03</text:p>
          </table:table-cell>
          <table:table-cell table:formula="of:=[.S8]*100" office:value-type="float" office:value="96.35" calcext:value-type="float">
            <text:p>96.35</text:p>
          </table:table-cell>
          <table:table-cell table:formula="of:=[.T8]*100" office:value-type="float" office:value="0.17" calcext:value-type="float">
            <text:p>0.17</text:p>
          </table:table-cell>
          <table:table-cell table:formula="of:=[.U8]*100" office:value-type="float" office:value="21.67" calcext:value-type="float">
            <text:p>21.67</text:p>
          </table:table-cell>
          <table:table-cell/>
          <table:table-cell table:formula="of:=AVERAGE([.D12:.U12])" office:value-type="float" office:value="44.1261111111111" calcext:value-type="float">
            <text:p>44.1261111111111</text:p>
          </table:table-cell>
        </table:table-row>
        <table:table-row table:style-name="ro1">
          <table:table-cell office:value-type="string" calcext:value-type="string">
            <text:p>CONS の割合(%)</text:p>
          </table:table-cell>
          <table:table-cell office:value-type="string" calcext:value-type="string">
            <text:p>C(=100-B)</text:p>
          </table:table-cell>
          <table:table-cell office:value-type="string" calcext:value-type="string">
            <text:p>CONSERVATIVE</text:p>
          </table:table-cell>
          <table:table-cell table:formula="of:=100-[.D12]" office:value-type="float" office:value="0.439999999999998" calcext:value-type="float">
            <text:p>0.439999999999998</text:p>
          </table:table-cell>
          <table:table-cell table:formula="of:=100-[.E12]" office:value-type="float" office:value="19.3" calcext:value-type="float">
            <text:p>19.3</text:p>
          </table:table-cell>
          <table:table-cell table:formula="of:=100-[.F12]" office:value-type="float" office:value="6.39" calcext:value-type="float">
            <text:p>6.39</text:p>
          </table:table-cell>
          <table:table-cell table:formula="of:=100-[.G12]" office:value-type="float" office:value="16.68" calcext:value-type="float">
            <text:p>16.68</text:p>
          </table:table-cell>
          <table:table-cell table:formula="of:=100-[.H12]" office:value-type="float" office:value="98.6" calcext:value-type="float">
            <text:p>98.6</text:p>
          </table:table-cell>
          <table:table-cell table:formula="of:=100-[.I12]" office:value-type="float" office:value="18.79" calcext:value-type="float">
            <text:p>18.79</text:p>
          </table:table-cell>
          <table:table-cell table:formula="of:=100-[.J12]" office:value-type="float" office:value="12.81" calcext:value-type="float">
            <text:p>12.81</text:p>
          </table:table-cell>
          <table:table-cell table:formula="of:=100-[.K12]" office:value-type="float" office:value="90.7" calcext:value-type="float">
            <text:p>90.7</text:p>
          </table:table-cell>
          <table:table-cell table:formula="of:=100-[.L12]" office:value-type="float" office:value="99.88" calcext:value-type="float">
            <text:p>99.88</text:p>
          </table:table-cell>
          <table:table-cell table:formula="of:=100-[.M12]" office:value-type="float" office:value="99.78" calcext:value-type="float">
            <text:p>99.78</text:p>
          </table:table-cell>
          <table:table-cell table:formula="of:=100-[.N12]" office:value-type="float" office:value="95.97" calcext:value-type="float">
            <text:p>95.97</text:p>
          </table:table-cell>
          <table:table-cell table:formula="of:=100-[.O12]" office:value-type="float" office:value="64.49" calcext:value-type="float">
            <text:p>64.49</text:p>
          </table:table-cell>
          <table:table-cell table:formula="of:=100-[.P12]" office:value-type="float" office:value="0.22999999999999" calcext:value-type="float">
            <text:p>0.22999999999999</text:p>
          </table:table-cell>
          <table:table-cell table:formula="of:=100-[.Q12]" office:value-type="float" office:value="99.89" calcext:value-type="float">
            <text:p>99.89</text:p>
          </table:table-cell>
          <table:table-cell table:formula="of:=100-[.R12]" office:value-type="float" office:value="99.97" calcext:value-type="float">
            <text:p>99.97</text:p>
          </table:table-cell>
          <table:table-cell table:formula="of:=100-[.S12]" office:value-type="float" office:value="3.64999999999999" calcext:value-type="float">
            <text:p>3.64999999999999</text:p>
          </table:table-cell>
          <table:table-cell table:formula="of:=100-[.T12]" office:value-type="float" office:value="99.83" calcext:value-type="float">
            <text:p>99.83</text:p>
          </table:table-cell>
          <table:table-cell table:formula="of:=100-[.U12]" office:value-type="float" office:value="78.33" calcext:value-type="float">
            <text:p>78.33</text:p>
          </table:table-cell>
          <table:table-cell/>
          <table:table-cell table:formula="of:=AVERAGE([.D13:.U13])" office:value-type="float" office:value="55.8738888888889" calcext:value-type="float">
            <text:p>55.873888888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00/00/00</text:date>, <text:time style:data-style-name="N2" text:time-value="19:52:11.85866199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3:42:33.586810763</meta:creation-date>
    <dc:date>2020-12-27T19:53:40.249979023</dc:date>
    <meta:editing-duration>PT1H46M40S</meta:editing-duration>
    <meta:editing-cycles>22</meta:editing-cycles>
    <meta:generator>LibreOffice/6.0.7.3$Linux_X86_64 LibreOffice_project/00m0$Build-3</meta:generator>
    <meta:document-statistic meta:table-count="4" meta:cell-count="10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0" chart:origin="0" chart:interval-major="2.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039cm" svg:y="0cm" style:legend-expansion="custom" chartooo:width="9.96cm" chartooo:height="0.933cm" style:legend-expansion-aspect-ratio="10.6752411575563" chart:style-name="ch2"/>
        <chart:plot-area chart:style-name="ch3" table:cell-range-address="IPC.E21:IPC.X24 IPC.D22:IPC.D24" chart:data-source-has-labels="both" svg:x="1.099cm" svg:y="1.141cm" svg:width="19.475cm" svg:height="8.134cm">
          <chartooo:coordinate-region svg:x="2.117cm" svg:y="1.393cm" svg:width="18.457cm" svg:height="5.224cm"/>
          <chart:axis chart:dimension="x" chart:name="primary-x" chart:style-name="ch4" chartooo:axis-type="auto">
            <chartooo:date-scale/>
            <chart:categories table:cell-range-address="IPC.E21:IPC.X21"/>
            <chart:grid chart:class="major"/>
          </chart:axis>
          <chart:axis chart:dimension="y" chart:name="primary-y" chart:style-name="ch5">
            <chart:title svg:x="0.062cm" svg:y="6.537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IPC.E22:IPC.X22" chart:label-cell-address="IPC.D22:IPC.D22" chart:class="chart:bar">
            <chart:data-point chart:repeated="20"/>
          </chart:series>
          <chart:series chart:style-name="ch8" chart:values-cell-range-address="IPC.E23:IPC.X23" chart:label-cell-address="IPC.D23:IPC.D23" chart:class="chart:bar">
            <chart:data-point chart:repeated="20"/>
          </chart:series>
          <chart:series chart:style-name="ch9" chart:values-cell-range-address="IPC.E24:IPC.X24" chart:label-cell-address="IPC.D24:IPC.D2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21:IPC.X2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IPC.D22:IPC.D22</svg:desc>
                </draw:g>
              </table:table-cell>
              <table:table-cell office:value-type="float" office:value="-1.66589327146174">
                <text:p>-1.66589327146174</text:p>
                <draw:g>
                  <svg:desc>IPC.E22:IPC.X22</svg:desc>
                </draw:g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78819344293817">
                <text:p>-2.78819344293817</text:p>
              </table:table-cell>
              <table:table-cell office:value-type="float" office:value="-0.228206298493849">
                <text:p>-0.228206298493849</text:p>
              </table:table-cell>
              <table:table-cell office:value-type="float" office:value="-0.167138081769092">
                <text:p>-0.167138081769092</text:p>
              </table:table-cell>
              <table:table-cell office:value-type="float" office:value="-0.583767497332244">
                <text:p>-0.583767497332244</text:p>
              </table:table-cell>
              <table:table-cell office:value-type="float" office:value="3.67162157345025">
                <text:p>3.67162157345025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605759941512818">
                <text:p>-0.605759941512818</text:p>
              </table:table-cell>
              <table:table-cell office:value-type="float" office:value="-0.31789384136649">
                <text:p>-0.31789384136649</text:p>
              </table:table-cell>
              <table:table-cell office:value-type="float" office:value="1.14402730375427">
                <text:p>1.14402730375427</text:p>
              </table:table-cell>
              <table:table-cell office:value-type="float" office:value="-1.15376601729347">
                <text:p>-1.15376601729347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0.924493343265909">
                <text:p>0.924493343265909</text:p>
              </table:table-cell>
              <table:table-cell office:value-type="float" office:value="1.73415823022123">
                <text:p>1.73415823022123</text:p>
              </table:table-cell>
              <table:table-cell office:value-type="float" office:value="0.0435350457118067">
                <text:p>0.0435350457118067</text:p>
              </table:table-cell>
              <table:table-cell office:value-type="float" office:value="-0.302582506509053">
                <text:p>-0.302582506509053</text:p>
              </table:table-cell>
              <table:table-cell office:value-type="float" office:value="0.312800177335548">
                <text:p>0.312800177335548</text:p>
              </table:table-cell>
              <table:table-cell office:value-type="float" office:value="NaN">
                <text:p>NaN</text:p>
              </table:table-cell>
              <table:table-cell office:value-type="float" office:value="-0.068780979075922">
                <text:p>-0.068780979075922</text:p>
              </table:table-cell>
            </table:table-row>
            <table:table-row>
              <table:table-cell office:value-type="string">
                <text:p>CONSERVATIVE</text:p>
                <draw:g>
                  <svg:desc>IPC.D23:IPC.D23</svg:desc>
                </draw:g>
              </table:table-cell>
              <table:table-cell office:value-type="float" office:value="0.371229698375874">
                <text:p>0.371229698375874</text:p>
                <draw:g>
                  <svg:desc>IPC.E23:IPC.X23</svg:desc>
                </draw:g>
              </table:table-cell>
              <table:table-cell office:value-type="float" office:value="0.339875685109781">
                <text:p>0.339875685109781</text:p>
              </table:table-cell>
              <table:table-cell office:value-type="float" office:value="0.158638592443028">
                <text:p>0.158638592443028</text:p>
              </table:table-cell>
              <table:table-cell office:value-type="float" office:value="1.97778792027994">
                <text:p>1.97778792027994</text:p>
              </table:table-cell>
              <table:table-cell office:value-type="float" office:value="-0.077140653124208">
                <text:p>-0.077140653124208</text:p>
              </table:table-cell>
              <table:table-cell office:value-type="float" office:value="1.60065281526584">
                <text:p>1.60065281526584</text:p>
              </table:table-cell>
              <table:table-cell office:value-type="float" office:value="2.83748618686059">
                <text:p>2.83748618686059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569205462283606">
                <text:p>-0.569205462283606</text:p>
              </table:table-cell>
              <table:table-cell office:value-type="float" office:value="-0.0604446036400974">
                <text:p>-0.0604446036400974</text:p>
              </table:table-cell>
              <table:table-cell office:value-type="float" office:value="0.90102389078498">
                <text:p>0.90102389078498</text:p>
              </table:table-cell>
              <table:table-cell office:value-type="float" office:value="-0.625065110949064">
                <text:p>-0.625065110949064</text:p>
              </table:table-cell>
              <table:table-cell office:value-type="float" office:value="0.360908640577462">
                <text:p>0.360908640577462</text:p>
              </table:table-cell>
              <table:table-cell office:value-type="float" office:value="-0.565392623154359">
                <text:p>-0.565392623154359</text:p>
              </table:table-cell>
              <table:table-cell office:value-type="float" office:value="-0.256217972753414">
                <text:p>-0.256217972753414</text:p>
              </table:table-cell>
              <table:table-cell office:value-type="float" office:value="0.759444686305799">
                <text:p>0.759444686305799</text:p>
              </table:table-cell>
              <table:table-cell office:value-type="float" office:value="0.084441629723464">
                <text:p>0.084441629723464</text:p>
              </table:table-cell>
              <table:table-cell office:value-type="float" office:value="-0.470431762764467">
                <text:p>-0.470431762764467</text:p>
              </table:table-cell>
              <table:table-cell office:value-type="float" office:value="NaN">
                <text:p>NaN</text:p>
              </table:table-cell>
              <table:table-cell office:value-type="float" office:value="0.383055002479171">
                <text:p>0.383055002479171</text:p>
              </table:table-cell>
            </table:table-row>
            <table:table-row>
              <table:table-cell office:value-type="string">
                <text:p>SWITCH</text:p>
                <draw:g>
                  <svg:desc>IPC.D24:IPC.D24</svg:desc>
                </draw:g>
              </table:table-cell>
              <table:table-cell office:value-type="float" office:value="-1.70301624129932">
                <text:p>-1.70301624129932</text:p>
                <draw:g>
                  <svg:desc>IPC.E24:IPC.X24</svg:desc>
                </draw:g>
              </table:table-cell>
              <table:table-cell office:value-type="float" office:value="-2.1494840625861">
                <text:p>-2.1494840625861</text:p>
              </table:table-cell>
              <table:table-cell office:value-type="float" office:value="-2.67281992116144">
                <text:p>-2.67281992116144</text:p>
              </table:table-cell>
              <table:table-cell office:value-type="float" office:value="-0.2358131751103">
                <text:p>-0.2358131751103</text:p>
              </table:table-cell>
              <table:table-cell office:value-type="float" office:value="-0.102854204165603">
                <text:p>-0.102854204165603</text:p>
              </table:table-cell>
              <table:table-cell office:value-type="float" office:value="-0.445671960328919">
                <text:p>-0.445671960328919</text:p>
              </table:table-cell>
              <table:table-cell office:value-type="float" office:value="3.43278793711902">
                <text:p>3.43278793711902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590093736128883">
                <text:p>-0.590093736128883</text:p>
              </table:table-cell>
              <table:table-cell office:value-type="float" office:value="-0.0693993597349341">
                <text:p>-0.0693993597349341</text:p>
              </table:table-cell>
              <table:table-cell office:value-type="float" office:value="0.931058020477815">
                <text:p>0.931058020477815</text:p>
              </table:table-cell>
              <table:table-cell office:value-type="float" office:value="-0.976664235857894">
                <text:p>-0.976664235857894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-0.58831394571468">
                <text:p>-0.58831394571468</text:p>
              </table:table-cell>
              <table:table-cell office:value-type="float" office:value="-0.246844144481928">
                <text:p>-0.246844144481928</text:p>
              </table:table-cell>
              <table:table-cell office:value-type="float" office:value="0.0483722730131086">
                <text:p>0.0483722730131086</text:p>
              </table:table-cell>
              <table:table-cell office:value-type="float" office:value="0.0820960288977934">
                <text:p>0.0820960288977934</text:p>
              </table:table-cell>
              <table:table-cell office:value-type="float" office:value="-0.305411196768546">
                <text:p>-0.305411196768546</text:p>
              </table:table-cell>
              <table:table-cell office:value-type="float" office:value="NaN">
                <text:p>NaN</text:p>
              </table:table-cell>
              <table:table-cell office:value-type="float" office:value="-0.306602307178161">
                <text:p>-0.306602307178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8.753cm" svg:y="0cm" style:legend-expansion="custom" chartooo:width="12.247cm" chartooo:height="0.996cm" style:legend-expansion-aspect-ratio="12.2961847389558" chart:style-name="ch2"/>
        <chart:plot-area chart:style-name="ch3" table:cell-range-address="comp.C29:comp.W32" chart:data-source-has-labels="both" svg:x="1.011cm" svg:y="1.42cm" svg:width="19.677cm" svg:height="8.336cm">
          <chartooo:coordinate-region svg:x="1.976cm" svg:y="1.672cm" svg:width="18.712cm" svg:height="5.426cm"/>
          <chart:axis chart:dimension="x" chart:name="primary-x" chart:style-name="ch4" chartooo:axis-type="auto">
            <chartooo:date-scale/>
            <chart:categories table:cell-range-address="comp.D29:comp.W29"/>
            <chart:grid chart:class="major"/>
          </chart:axis>
          <chart:axis chart:dimension="y" chart:name="primary-y" chart:style-name="ch5">
            <chart:title svg:x="0cm" svg:y="6.149cm" chart:style-name="ch6">
              <text:p>number of comparisons
relative to BASE(%)</text:p>
            </chart:title>
            <chart:grid chart:class="major"/>
          </chart:axis>
          <chart:series chart:style-name="ch7" chart:values-cell-range-address="comp.D30:comp.W30" chart:label-cell-address="comp.C30:comp.C30" chart:class="chart:bar">
            <chart:data-point chart:repeated="20"/>
          </chart:series>
          <chart:series chart:style-name="ch8" chart:values-cell-range-address="comp.D31:comp.W31" chart:label-cell-address="comp.C31:comp.C31" chart:class="chart:bar">
            <chart:data-point chart:repeated="20"/>
          </chart:series>
          <chart:series chart:style-name="ch9" chart:values-cell-range-address="comp.D32:comp.W32" chart:label-cell-address="comp.C32:comp.C32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comp.D29:comp.W2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comp.C30:comp.C30</svg:desc>
                </draw:g>
              </table:table-cell>
              <table:table-cell office:value-type="float" office:value="14.6762281922295">
                <text:p>14.6762281922295</text:p>
                <draw:g>
                  <svg:desc>comp.D30:comp.W30</svg:desc>
                </draw:g>
              </table:table-cell>
              <table:table-cell office:value-type="float" office:value="11.1181562301383">
                <text:p>11.1181562301383</text:p>
              </table:table-cell>
              <table:table-cell office:value-type="float" office:value="14.3951234760863">
                <text:p>14.3951234760863</text:p>
              </table:table-cell>
              <table:table-cell office:value-type="float" office:value="14.2595647555987">
                <text:p>14.2595647555987</text:p>
              </table:table-cell>
              <table:table-cell office:value-type="float" office:value="14.4982338099243">
                <text:p>14.4982338099243</text:p>
              </table:table-cell>
              <table:table-cell office:value-type="float" office:value="12.9891313421373">
                <text:p>12.9891313421373</text:p>
              </table:table-cell>
              <table:table-cell office:value-type="float" office:value="14.0904485585337">
                <text:p>14.0904485585337</text:p>
              </table:table-cell>
              <table:table-cell office:value-type="float" office:value="14.1960098828512">
                <text:p>14.1960098828512</text:p>
              </table:table-cell>
              <table:table-cell office:value-type="float" office:value="10.3041614820959">
                <text:p>10.3041614820959</text:p>
              </table:table-cell>
              <table:table-cell office:value-type="float" office:value="21.698538349788">
                <text:p>21.698538349788</text:p>
              </table:table-cell>
              <table:table-cell office:value-type="float" office:value="23.4375582768695">
                <text:p>23.4375582768695</text:p>
              </table:table-cell>
              <table:table-cell office:value-type="float" office:value="14.8231381769528">
                <text:p>14.8231381769528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14.9951778389747">
                <text:p>14.9951778389747</text:p>
              </table:table-cell>
              <table:table-cell office:value-type="float" office:value="23.0610513324849">
                <text:p>23.0610513324849</text:p>
              </table:table-cell>
              <table:table-cell office:value-type="float" office:value="15.1642721906671">
                <text:p>15.1642721906671</text:p>
              </table:table-cell>
              <table:table-cell office:value-type="float" office:value="9.9874780199286">
                <text:p>9.9874780199286</text:p>
              </table:table-cell>
              <table:table-cell office:value-type="float" office:value="23.2440658620617">
                <text:p>23.2440658620617</text:p>
              </table:table-cell>
              <table:table-cell office:value-type="float" office:value="NaN">
                <text:p>NaN</text:p>
              </table:table-cell>
              <table:table-cell office:value-type="float" office:value="15.677815201375">
                <text:p>15.677815201375</text:p>
              </table:table-cell>
            </table:table-row>
            <table:table-row>
              <table:table-cell office:value-type="string">
                <text:p>CONSERVATIVE</text:p>
                <draw:g>
                  <svg:desc>comp.C31:comp.C31</svg:desc>
                </draw:g>
              </table:table-cell>
              <table:table-cell office:value-type="float" office:value="20.8402012201648">
                <text:p>20.8402012201648</text:p>
                <draw:g>
                  <svg:desc>comp.D31:comp.W31</svg:desc>
                </draw:g>
              </table:table-cell>
              <table:table-cell office:value-type="float" office:value="20.7711631003904">
                <text:p>20.7711631003904</text:p>
              </table:table-cell>
              <table:table-cell office:value-type="float" office:value="20.3043361764837">
                <text:p>20.3043361764837</text:p>
              </table:table-cell>
              <table:table-cell office:value-type="float" office:value="20.6130934894127">
                <text:p>20.6130934894127</text:p>
              </table:table-cell>
              <table:table-cell office:value-type="float" office:value="20.255677039529">
                <text:p>20.255677039529</text:p>
              </table:table-cell>
              <table:table-cell office:value-type="float" office:value="21.162996477286">
                <text:p>21.162996477286</text:p>
              </table:table-cell>
              <table:table-cell office:value-type="float" office:value="20.4365846919038">
                <text:p>20.4365846919038</text:p>
              </table:table-cell>
              <table:table-cell office:value-type="float" office:value="20.0984923609594">
                <text:p>20.0984923609594</text:p>
              </table:table-cell>
              <table:table-cell office:value-type="float" office:value="19.5797041338311">
                <text:p>19.5797041338311</text:p>
              </table:table-cell>
              <table:table-cell office:value-type="float" office:value="23.0003854250052">
                <text:p>23.0003854250052</text:p>
              </table:table-cell>
              <table:table-cell office:value-type="float" office:value="24.7706222415615">
                <text:p>24.7706222415615</text:p>
              </table:table-cell>
              <table:table-cell office:value-type="float" office:value="20.8518985204141">
                <text:p>20.8518985204141</text:p>
              </table:table-cell>
              <table:table-cell office:value-type="float" office:value="21.7842536837995">
                <text:p>21.7842536837995</text:p>
              </table:table-cell>
              <table:table-cell office:value-type="float" office:value="22.4875379091575">
                <text:p>22.4875379091575</text:p>
              </table:table-cell>
              <table:table-cell office:value-type="float" office:value="24.8736935477651">
                <text:p>24.8736935477651</text:p>
              </table:table-cell>
              <table:table-cell office:value-type="float" office:value="18.6732004306344">
                <text:p>18.6732004306344</text:p>
              </table:table-cell>
              <table:table-cell office:value-type="float" office:value="21.5378057228113">
                <text:p>21.5378057228113</text:p>
              </table:table-cell>
              <table:table-cell office:value-type="float" office:value="24.4890194669316">
                <text:p>24.4890194669316</text:p>
              </table:table-cell>
              <table:table-cell office:value-type="float" office:value="NaN">
                <text:p>NaN</text:p>
              </table:table-cell>
              <table:table-cell office:value-type="float" office:value="21.4739258687801">
                <text:p>21.4739258687801</text:p>
              </table:table-cell>
            </table:table-row>
            <table:table-row>
              <table:table-cell office:value-type="string">
                <text:p>SWITCH</text:p>
                <draw:g>
                  <svg:desc>comp.C32:comp.C32</svg:desc>
                </draw:g>
              </table:table-cell>
              <table:table-cell office:value-type="float" office:value="14.6815797923579">
                <text:p>14.6815797923579</text:p>
                <draw:g>
                  <svg:desc>comp.D32:comp.W32</svg:desc>
                </draw:g>
              </table:table-cell>
              <table:table-cell office:value-type="float" office:value="13.0076268878061">
                <text:p>13.0076268878061</text:p>
              </table:table-cell>
              <table:table-cell office:value-type="float" office:value="14.7088375831733">
                <text:p>14.7088375831733</text:p>
              </table:table-cell>
              <table:table-cell office:value-type="float" office:value="14.6324376850241">
                <text:p>14.6324376850241</text:p>
              </table:table-cell>
              <table:table-cell office:value-type="float" office:value="19.986543313709">
                <text:p>19.986543313709</text:p>
              </table:table-cell>
              <table:table-cell office:value-type="float" office:value="13.5020117869008">
                <text:p>13.5020117869008</text:p>
              </table:table-cell>
              <table:table-cell office:value-type="float" office:value="14.9553283595837">
                <text:p>14.9553283595837</text:p>
              </table:table-cell>
              <table:table-cell office:value-type="float" office:value="17.6697984772341">
                <text:p>17.6697984772341</text:p>
              </table:table-cell>
              <table:table-cell office:value-type="float" office:value="19.5679524402046">
                <text:p>19.5679524402046</text:p>
              </table:table-cell>
              <table:table-cell office:value-type="float" office:value="22.9950487710872">
                <text:p>22.9950487710872</text:p>
              </table:table-cell>
              <table:table-cell office:value-type="float" office:value="24.7261764157394">
                <text:p>24.7261764157394</text:p>
              </table:table-cell>
              <table:table-cell office:value-type="float" office:value="19.8347644223899">
                <text:p>19.8347644223899</text:p>
              </table:table-cell>
              <table:table-cell office:value-type="float" office:value="15.1955445035862">
                <text:p>15.1955445035862</text:p>
              </table:table-cell>
              <table:table-cell office:value-type="float" office:value="22.5003195407908">
                <text:p>22.5003195407908</text:p>
              </table:table-cell>
              <table:table-cell office:value-type="float" office:value="24.8679085194184">
                <text:p>24.8679085194184</text:p>
              </table:table-cell>
              <table:table-cell office:value-type="float" office:value="15.2650629246018">
                <text:p>15.2650629246018</text:p>
              </table:table-cell>
              <table:table-cell office:value-type="float" office:value="21.4618745670592">
                <text:p>21.4618745670592</text:p>
              </table:table-cell>
              <table:table-cell office:value-type="float" office:value="24.2248102978166">
                <text:p>24.2248102978166</text:p>
              </table:table-cell>
              <table:table-cell office:value-type="float" office:value="NaN">
                <text:p>NaN</text:p>
              </table:table-cell>
              <table:table-cell office:value-type="float" office:value="18.5435347938046">
                <text:p>18.54353479380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6.728cm" svg:y="0cm" style:legend-expansion="custom" chartooo:width="14.272cm" chartooo:height="0.949cm" style:legend-expansion-aspect-ratio="15.0389884088514" chart:style-name="ch2"/>
        <chart:plot-area chart:style-name="ch3" table:cell-range-address="occupancy.D14:occupancy.W18 occupancy.C15:occupancy.C18" chart:data-source-has-labels="both" svg:x="1.13cm" svg:y="1.195cm" svg:width="19.445cm" svg:height="8.401cm">
          <chartooo:coordinate-region svg:x="2.095cm" svg:y="1.447cm" svg:width="18.48cm" svg:height="5.491cm"/>
          <chart:axis chart:dimension="x" chart:name="primary-x" chart:style-name="ch4" chartooo:axis-type="auto">
            <chartooo:date-scale/>
            <chart:categories table:cell-range-address="occupancy.D14:occupancy.W14"/>
            <chart:grid chart:class="major"/>
          </chart:axis>
          <chart:axis chart:dimension="y" chart:name="primary-y" chart:style-name="ch5">
            <chart:title svg:x="0.202cm" svg:y="5.379cm" chart:style-name="ch6">
              <text:p>IQ occupancy(%)</text:p>
            </chart:title>
            <chart:grid chart:class="major"/>
          </chart:axis>
          <chart:series chart:style-name="ch7" chart:values-cell-range-address="occupancy.D15:occupancy.W15" chart:label-cell-address="occupancy.C15:occupancy.C15" chart:class="chart:bar">
            <chart:data-point chart:repeated="20"/>
          </chart:series>
          <chart:series chart:style-name="ch8" chart:values-cell-range-address="occupancy.D16:occupancy.W16" chart:label-cell-address="occupancy.C16:occupancy.C16" chart:class="chart:bar">
            <chart:data-point chart:style-name="ch9"/>
            <chart:data-point chart:repeated="19"/>
          </chart:series>
          <chart:series chart:style-name="ch10" chart:values-cell-range-address="occupancy.D17:occupancy.W17" chart:label-cell-address="occupancy.C17:occupancy.C17" chart:class="chart:bar">
            <chart:data-point chart:repeated="20"/>
          </chart:series>
          <chart:series chart:style-name="ch11" chart:values-cell-range-address="occupancy.D18:occupancy.W18" chart:label-cell-address="occupancy.C18:occupancy.C18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occupancy.D14:occupancy.W14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occupancy.C15:occupancy.C15</svg:desc>
                </draw:g>
              </table:table-cell>
              <table:table-cell office:value-type="float" office:value="53.04609375">
                <text:p>53.04609375</text:p>
                <draw:g>
                  <svg:desc>occupancy.D15:occupancy.W15</svg:desc>
                </draw:g>
              </table:table-cell>
              <table:table-cell office:value-type="float" office:value="72.61796875">
                <text:p>72.61796875</text:p>
              </table:table-cell>
              <table:table-cell office:value-type="float" office:value="48.66328125">
                <text:p>48.66328125</text:p>
              </table:table-cell>
              <table:table-cell office:value-type="float" office:value="39.0671875">
                <text:p>39.0671875</text:p>
              </table:table-cell>
              <table:table-cell office:value-type="float" office:value="45.72421875">
                <text:p>45.72421875</text:p>
              </table:table-cell>
              <table:table-cell office:value-type="float" office:value="40.56328125">
                <text:p>40.56328125</text:p>
              </table:table-cell>
              <table:table-cell office:value-type="float" office:value="68.09296875">
                <text:p>68.09296875</text:p>
              </table:table-cell>
              <table:table-cell office:value-type="float" office:value="53.465625">
                <text:p>53.465625</text:p>
              </table:table-cell>
              <table:table-cell office:value-type="float" office:value="97.9609375">
                <text:p>97.9609375</text:p>
              </table:table-cell>
              <table:table-cell office:value-type="float" office:value="33.71796875">
                <text:p>33.71796875</text:p>
              </table:table-cell>
              <table:table-cell office:value-type="float" office:value="26.259375">
                <text:p>26.259375</text:p>
              </table:table-cell>
              <table:table-cell office:value-type="float" office:value="58.12734375">
                <text:p>58.12734375</text:p>
              </table:table-cell>
              <table:table-cell office:value-type="float" office:value="70.9734375">
                <text:p>70.9734375</text:p>
              </table:table-cell>
              <table:table-cell office:value-type="float" office:value="79.015625">
                <text:p>79.015625</text:p>
              </table:table-cell>
              <table:table-cell office:value-type="float" office:value="41.20390625">
                <text:p>41.20390625</text:p>
              </table:table-cell>
              <table:table-cell office:value-type="float" office:value="32.290625">
                <text:p>32.290625</text:p>
              </table:table-cell>
              <table:table-cell office:value-type="float" office:value="89.8203125">
                <text:p>89.8203125</text:p>
              </table:table-cell>
              <table:table-cell office:value-type="float" office:value="46.28359375">
                <text:p>46.28359375</text:p>
              </table:table-cell>
              <table:table-cell office:value-type="float" office:value="NaN">
                <text:p>NaN</text:p>
              </table:table-cell>
              <table:table-cell office:value-type="float" office:value="55.3829861111111">
                <text:p>55.3829861111111</text:p>
              </table:table-cell>
            </table:table-row>
            <table:table-row>
              <table:table-cell office:value-type="string">
                <text:p>AGGRESSIVE</text:p>
                <draw:g>
                  <svg:desc>occupancy.C16:occupancy.C16</svg:desc>
                </draw:g>
              </table:table-cell>
              <table:table-cell office:value-type="float" office:value="37.98828125">
                <text:p>37.98828125</text:p>
                <draw:g>
                  <svg:desc>occupancy.D16:occupancy.W16</svg:desc>
                </draw:g>
              </table:table-cell>
              <table:table-cell office:value-type="float" office:value="51.98828125">
                <text:p>51.98828125</text:p>
              </table:table-cell>
              <table:table-cell office:value-type="float" office:value="36.10078125">
                <text:p>36.10078125</text:p>
              </table:table-cell>
              <table:table-cell office:value-type="float" office:value="31.3296875">
                <text:p>31.3296875</text:p>
              </table:table-cell>
              <table:table-cell office:value-type="float" office:value="36.64453125">
                <text:p>36.64453125</text:p>
              </table:table-cell>
              <table:table-cell office:value-type="float" office:value="29.87734375">
                <text:p>29.87734375</text:p>
              </table:table-cell>
              <table:table-cell office:value-type="float" office:value="46.62265625">
                <text:p>46.62265625</text:p>
              </table:table-cell>
              <table:table-cell office:value-type="float" office:value="47.86953125">
                <text:p>47.86953125</text:p>
              </table:table-cell>
              <table:table-cell office:value-type="float" office:value="47.93828125">
                <text:p>47.93828125</text:p>
              </table:table-cell>
              <table:table-cell office:value-type="float" office:value="30.46328125">
                <text:p>30.46328125</text:p>
              </table:table-cell>
              <table:table-cell office:value-type="float" office:value="24.73203125">
                <text:p>24.73203125</text:p>
              </table:table-cell>
              <table:table-cell office:value-type="float" office:value="44.340625">
                <text:p>44.340625</text:p>
              </table:table-cell>
              <table:table-cell office:value-type="float" office:value="46.434375">
                <text:p>46.434375</text:p>
              </table:table-cell>
              <table:table-cell office:value-type="float" office:value="57.56328125">
                <text:p>57.56328125</text:p>
              </table:table-cell>
              <table:table-cell office:value-type="float" office:value="37.40625">
                <text:p>37.40625</text:p>
              </table:table-cell>
              <table:table-cell office:value-type="float" office:value="26.38671875">
                <text:p>26.38671875</text:p>
              </table:table-cell>
              <table:table-cell office:value-type="float" office:value="58.32734375">
                <text:p>58.32734375</text:p>
              </table:table-cell>
              <table:table-cell office:value-type="float" office:value="41.659375">
                <text:p>41.659375</text:p>
              </table:table-cell>
              <table:table-cell office:value-type="float" office:value="NaN">
                <text:p>NaN</text:p>
              </table:table-cell>
              <table:table-cell office:value-type="float" office:value="40.7595920138889">
                <text:p>40.7595920138889</text:p>
              </table:table-cell>
            </table:table-row>
            <table:table-row>
              <table:table-cell office:value-type="string">
                <text:p>CONSERVATIVE</text:p>
                <draw:g>
                  <svg:desc>occupancy.C17:occupancy.C17</svg:desc>
                </draw:g>
              </table:table-cell>
              <table:table-cell office:value-type="float" office:value="46.446875">
                <text:p>46.446875</text:p>
                <draw:g>
                  <svg:desc>occupancy.D17:occupancy.W17</svg:desc>
                </draw:g>
              </table:table-cell>
              <table:table-cell office:value-type="float" office:value="67.5140625">
                <text:p>67.5140625</text:p>
              </table:table-cell>
              <table:table-cell office:value-type="float" office:value="44.10625">
                <text:p>44.10625</text:p>
              </table:table-cell>
              <table:table-cell office:value-type="float" office:value="37.78515625">
                <text:p>37.78515625</text:p>
              </table:table-cell>
              <table:table-cell office:value-type="float" office:value="43.22890625">
                <text:p>43.22890625</text:p>
              </table:table-cell>
              <table:table-cell office:value-type="float" office:value="37.77578125">
                <text:p>37.77578125</text:p>
              </table:table-cell>
              <table:table-cell office:value-type="float" office:value="57.95859375">
                <text:p>57.95859375</text:p>
              </table:table-cell>
              <table:table-cell office:value-type="float" office:value="51.984375">
                <text:p>51.984375</text:p>
              </table:table-cell>
              <table:table-cell office:value-type="float" office:value="74.05078125">
                <text:p>74.05078125</text:p>
              </table:table-cell>
              <table:table-cell office:value-type="float" office:value="31.38828125">
                <text:p>31.38828125</text:p>
              </table:table-cell>
              <table:table-cell office:value-type="float" office:value="25.7109375">
                <text:p>25.7109375</text:p>
              </table:table-cell>
              <table:table-cell office:value-type="float" office:value="52.51953125">
                <text:p>52.51953125</text:p>
              </table:table-cell>
              <table:table-cell office:value-type="float" office:value="58.81953125">
                <text:p>58.81953125</text:p>
              </table:table-cell>
              <table:table-cell office:value-type="float" office:value="74.278125">
                <text:p>74.278125</text:p>
              </table:table-cell>
              <table:table-cell office:value-type="float" office:value="39.9609375">
                <text:p>39.9609375</text:p>
              </table:table-cell>
              <table:table-cell office:value-type="float" office:value="29.77890625">
                <text:p>29.77890625</text:p>
              </table:table-cell>
              <table:table-cell office:value-type="float" office:value="82.7109375">
                <text:p>82.7109375</text:p>
              </table:table-cell>
              <table:table-cell office:value-type="float" office:value="43.896875">
                <text:p>43.896875</text:p>
              </table:table-cell>
              <table:table-cell office:value-type="float" office:value="NaN">
                <text:p>NaN</text:p>
              </table:table-cell>
              <table:table-cell office:value-type="float" office:value="49.9952690972222">
                <text:p>49.9952690972222</text:p>
              </table:table-cell>
            </table:table-row>
            <table:table-row>
              <table:table-cell office:value-type="string">
                <text:p>SWITCH</text:p>
                <draw:g>
                  <svg:desc>occupancy.C18:occupancy.C18</svg:desc>
                </draw:g>
              </table:table-cell>
              <table:table-cell office:value-type="float" office:value="38.009375">
                <text:p>38.009375</text:p>
                <draw:g>
                  <svg:desc>occupancy.D18:occupancy.W18</svg:desc>
                </draw:g>
              </table:table-cell>
              <table:table-cell office:value-type="float" office:value="55.196875">
                <text:p>55.196875</text:p>
              </table:table-cell>
              <table:table-cell office:value-type="float" office:value="36.471875">
                <text:p>36.471875</text:p>
              </table:table-cell>
              <table:table-cell office:value-type="float" office:value="31.5828125">
                <text:p>31.5828125</text:p>
              </table:table-cell>
              <table:table-cell office:value-type="float" office:value="43.14921875">
                <text:p>43.14921875</text:p>
              </table:table-cell>
              <table:table-cell office:value-type="float" office:value="31.015625">
                <text:p>31.015625</text:p>
              </table:table-cell>
              <table:table-cell office:value-type="float" office:value="48.14296875">
                <text:p>48.14296875</text:p>
              </table:table-cell>
              <table:table-cell office:value-type="float" office:value="51.31953125">
                <text:p>51.31953125</text:p>
              </table:table-cell>
              <table:table-cell office:value-type="float" office:value="74.03046875">
                <text:p>74.03046875</text:p>
              </table:table-cell>
              <table:table-cell office:value-type="float" office:value="31.3796875">
                <text:p>31.3796875</text:p>
              </table:table-cell>
              <table:table-cell office:value-type="float" office:value="25.67734375">
                <text:p>25.67734375</text:p>
              </table:table-cell>
              <table:table-cell office:value-type="float" office:value="51.05390625">
                <text:p>51.05390625</text:p>
              </table:table-cell>
              <table:table-cell office:value-type="float" office:value="46.19296875">
                <text:p>46.19296875</text:p>
              </table:table-cell>
              <table:table-cell office:value-type="float" office:value="74.23359375">
                <text:p>74.23359375</text:p>
              </table:table-cell>
              <table:table-cell office:value-type="float" office:value="39.95859375">
                <text:p>39.95859375</text:p>
              </table:table-cell>
              <table:table-cell office:value-type="float" office:value="26.48515625">
                <text:p>26.48515625</text:p>
              </table:table-cell>
              <table:table-cell office:value-type="float" office:value="82.5546875">
                <text:p>82.5546875</text:p>
              </table:table-cell>
              <table:table-cell office:value-type="float" office:value="43.37890625">
                <text:p>43.37890625</text:p>
              </table:table-cell>
              <table:table-cell office:value-type="float" office:value="NaN">
                <text:p>NaN</text:p>
              </table:table-cell>
              <table:table-cell office:value-type="float" office:value="46.1018663194445">
                <text:p>46.10186631944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968cm" svg:y="0cm" style:legend-expansion="custom" chartooo:width="9.032cm" chartooo:height="1.096cm" style:legend-expansion-aspect-ratio="8.24087591240876" chart:style-name="ch2"/>
        <chart:plot-area chart:style-name="ch3" table:cell-range-address="'mode rate'.C11:'mode rate'.W13" chart:data-source-has-labels="both" svg:x="1.138cm" svg:y="1.644cm" svg:width="19.439cm" svg:height="7.899cm">
          <chartooo:coordinate-region svg:x="2.103cm" svg:y="1.896cm" svg:width="18.474cm" svg:height="4.989cm"/>
          <chart:axis chart:dimension="x" chart:name="primary-x" chart:style-name="ch4" chartooo:axis-type="auto">
            <chartooo:date-scale/>
            <chart:categories table:cell-range-address="'mode rate'.D11:'mode rate'.W11"/>
            <chart:grid chart:class="major"/>
          </chart:axis>
          <chart:axis chart:dimension="y" chart:name="primary-y" chart:style-name="ch5">
            <chart:title svg:x="0.315cm" svg:y="7.112cm" chart:style-name="ch6">
              <text:p>breakdown of two mode(%)</text:p>
            </chart:title>
            <chart:grid chart:class="major"/>
          </chart:axis>
          <chart:series chart:style-name="ch7" chart:values-cell-range-address="'mode rate'.D12:'mode rate'.W12" chart:label-cell-address="'mode rate'.C12:'mode rate'.C12" chart:class="chart:bar">
            <chart:data-point chart:repeated="5"/>
            <chart:data-point chart:style-name="ch8" chart:repeated="2"/>
            <chart:data-point chart:repeated="13"/>
          </chart:series>
          <chart:series chart:style-name="ch9" chart:values-cell-range-address="'mode rate'.D13:'mode rate'.W13" chart:label-cell-address="'mode rate'.C13:'mode rate'.C1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'mode rate'.D11:'mode rate'.W1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'mode rate'.C12:'mode rate'.C12</svg:desc>
                </draw:g>
              </table:table-cell>
              <table:table-cell office:value-type="float" office:value="99.56">
                <text:p>99.56</text:p>
                <draw:g>
                  <svg:desc>'mode rate'.D12:'mode rate'.W12</svg:desc>
                </draw:g>
              </table:table-cell>
              <table:table-cell office:value-type="float" office:value="80.7">
                <text:p>80.7</text:p>
              </table:table-cell>
              <table:table-cell office:value-type="float" office:value="93.61">
                <text:p>93.61</text:p>
              </table:table-cell>
              <table:table-cell office:value-type="float" office:value="83.32">
                <text:p>83.32</text:p>
              </table:table-cell>
              <table:table-cell office:value-type="float" office:value="1.4">
                <text:p>1.4</text:p>
              </table:table-cell>
              <table:table-cell office:value-type="float" office:value="81.21">
                <text:p>81.21</text:p>
              </table:table-cell>
              <table:table-cell office:value-type="float" office:value="87.19">
                <text:p>87.19</text:p>
              </table:table-cell>
              <table:table-cell office:value-type="float" office:value="9.3">
                <text:p>9.3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4.03">
                <text:p>4.03</text:p>
              </table:table-cell>
              <table:table-cell office:value-type="float" office:value="35.51">
                <text:p>35.51</text:p>
              </table:table-cell>
              <table:table-cell office:value-type="float" office:value="99.77">
                <text:p>99.77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  <table:table-cell office:value-type="float" office:value="96.35">
                <text:p>96.35</text:p>
              </table:table-cell>
              <table:table-cell office:value-type="float" office:value="0.17">
                <text:p>0.17</text:p>
              </table:table-cell>
              <table:table-cell office:value-type="float" office:value="21.67">
                <text:p>21.67</text:p>
              </table:table-cell>
              <table:table-cell office:value-type="float" office:value="NaN">
                <text:p>NaN</text:p>
              </table:table-cell>
              <table:table-cell office:value-type="float" office:value="44.1261111111111">
                <text:p>44.1261111111111</text:p>
              </table:table-cell>
            </table:table-row>
            <table:table-row>
              <table:table-cell office:value-type="string">
                <text:p>CONSERVATIVE</text:p>
                <draw:g>
                  <svg:desc>'mode rate'.C13:'mode rate'.C13</svg:desc>
                </draw:g>
              </table:table-cell>
              <table:table-cell office:value-type="float" office:value="0.439999999999998">
                <text:p>0.439999999999998</text:p>
                <draw:g>
                  <svg:desc>'mode rate'.D13:'mode rate'.W13</svg:desc>
                </draw:g>
              </table:table-cell>
              <table:table-cell office:value-type="float" office:value="19.3">
                <text:p>19.3</text:p>
              </table:table-cell>
              <table:table-cell office:value-type="float" office:value="6.39">
                <text:p>6.39</text:p>
              </table:table-cell>
              <table:table-cell office:value-type="float" office:value="16.68">
                <text:p>16.68</text:p>
              </table:table-cell>
              <table:table-cell office:value-type="float" office:value="98.6">
                <text:p>98.6</text:p>
              </table:table-cell>
              <table:table-cell office:value-type="float" office:value="18.79">
                <text:p>18.79</text:p>
              </table:table-cell>
              <table:table-cell office:value-type="float" office:value="12.81">
                <text:p>12.81</text:p>
              </table:table-cell>
              <table:table-cell office:value-type="float" office:value="90.7">
                <text:p>90.7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5.97">
                <text:p>95.97</text:p>
              </table:table-cell>
              <table:table-cell office:value-type="float" office:value="64.49">
                <text:p>64.49</text:p>
              </table:table-cell>
              <table:table-cell office:value-type="float" office:value="0.22999999999999">
                <text:p>0.22999999999999</text:p>
              </table:table-cell>
              <table:table-cell office:value-type="float" office:value="99.89">
                <text:p>99.89</text:p>
              </table:table-cell>
              <table:table-cell office:value-type="float" office:value="99.97">
                <text:p>99.97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78.33">
                <text:p>78.33</text:p>
              </table:table-cell>
              <table:table-cell office:value-type="float" office:value="NaN">
                <text:p>NaN</text:p>
              </table:table-cell>
              <table:table-cell office:value-type="float" office:value="55.8738888888889">
                <text:p>55.87388888888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